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1cm" svg:stroke-color="#000000" draw:marker-start-width="0.355cm" draw:marker-end-width="0.355cm" draw:fill="none" draw:fill-color="#808080" draw:textarea-horizontal-align="left" draw:auto-grow-height="true" draw:auto-grow-width="true" fo:min-height="0cm" fo:min-width="0cm" fo:padding-top="0.15cm" fo:padding-bottom="0.15cm" fo:padding-left="0.275cm" fo:padding-right="0.275cm" draw:shadow-offset-x="0.203cm" draw:shadow-offset-y="0.20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1cm" svg:stroke-color="#000000" draw:marker-start-width="0.355cm" draw:marker-end-width="0.355cm" draw:fill="solid" draw:fill-color="#729fcf" draw:textarea-horizontal-align="left" draw:auto-grow-height="true" draw:auto-grow-width="true" fo:min-height="0cm" fo:min-width="0cm" fo:padding-top="0.15cm" fo:padding-bottom="0.15cm" fo:padding-left="0.275cm" fo:padding-right="0.275cm" draw:shadow-offset-x="0.203cm" draw:shadow-offset-y="0.203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solid" svg:stroke-width="0.051cm" svg:stroke-color="#000000" draw:marker-start-width="0.355cm" draw:marker-end-width="0.355cm" draw:fill="none" draw:fill-color="#808080" draw:textarea-horizontal-align="left" draw:auto-grow-height="true" draw:auto-grow-width="true" fo:min-height="0.403cm" fo:min-width="0cm" fo:padding-top="0.15cm" fo:padding-bottom="0.15cm" fo:padding-left="0.275cm" fo:padding-right="0.275cm" draw:shadow-offset-x="0.203cm" draw:shadow-offset-y="0.203cm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objectwithoutfill">
      <style:graphic-properties draw:marker-start="" draw:marker-end="Small_20_Arrow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751cm"/>
    </style:style>
    <style:style style:name="gr15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51cm" svg:stroke-color="#000000" draw:marker-start-width="0.355cm" draw:marker-end-width="0.355cm" draw:fill="none" draw:fill-color="#808080" draw:textarea-horizontal-align="left" draw:auto-grow-height="true" draw:auto-grow-width="false" fo:min-height="0.479cm" fo:min-width="0cm" fo:padding-top="0.15cm" fo:padding-bottom="0.15cm" fo:padding-left="0.275cm" fo:padding-right="0.275cm" draw:shadow-offset-x="0.203cm" draw:shadow-offset-y="0.203cm"/>
    </style:style>
    <style:style style:name="gr18" style:family="graphic" style:parent-style-name="standard">
      <style:graphic-properties draw:stroke="solid" svg:stroke-width="0.051cm" svg:stroke-color="#000000" draw:marker-start-width="0.355cm" draw:marker-end-width="0.355cm" draw:fill="none" draw:fill-color="#808080" draw:textarea-horizontal-align="left" draw:auto-grow-height="true" draw:auto-grow-width="true" fo:min-height="0cm" fo:min-width="0.965cm" fo:padding-top="0.15cm" fo:padding-bottom="0.15cm" fo:padding-left="0.275cm" fo:padding-right="0.275cm" draw:shadow-offset-x="0.203cm" draw:shadow-offset-y="0.2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style:font-name="Courier1" fo:font-size="10pt" style:font-size-asian="10pt" style:font-size-complex="10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8pt"/>
    </style:style>
    <style:style style:name="T4" style:family="text">
      <style:text-properties style:font-name="Courier1" fo:font-size="10pt" style:font-size-asian="10pt" style:font-size-complex="10pt"/>
    </style:style>
    <style:style style:name="T5" style:family="text">
      <style:text-properties style:text-position="super 58%" style:font-name="Courier1"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text-position="super 58%" fo:font-size="14pt" style:font-size-asian="14pt" style:font-size-complex="14pt"/>
    </style:style>
    <style:style style:name="T8" style:family="text">
      <style:text-properties style:font-name="Liberation Sans4" fo:font-size="14pt" style:font-name-asian="Liberation Sans4" style:font-size-asian="14pt" style:font-name-complex="Liberation Sans4" style:font-size-complex="14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xml:id="id1" draw:id="id1" draw:layer="layout" svg:width="3.333cm" svg:height="1.012cm" svg:x="12.355cm" svg:y="5.08cm">
          <draw:text-box>
            <text:p>MegaLUT</text:p>
          </draw:text-box>
        </draw:frame>
        <draw:frame draw:style-name="gr1" xml:id="id2" draw:id="id2" draw:layer="layout" svg:width="2.732cm" svg:height="1.012cm" svg:x="4.066cm" svg:y="7.62cm">
          <draw:text-box>
            <text:p>Catalog</text:p>
          </draw:text-box>
        </draw:frame>
        <draw:connector draw:style-name="gr2" draw:text-style-name="P1" draw:layer="layout" svg:x1="14.021cm" svg:y1="6.092cm" svg:x2="5.432cm" svg:y2="7.62cm" draw:start-shape="id1" draw:start-glue-point="2" draw:end-shape="id2" draw:end-glue-point="0" svg:d="M14021 6092v764h-8589v764" svg:viewBox="0 0 8590 1529">
          <text:p/>
        </draw:connector>
        <draw:frame draw:style-name="gr1" xml:id="id4" draw:id="id4" draw:layer="layout" svg:width="3.507cm" svg:height="1.012cm" svg:x="13.319cm" svg:y="7.62cm">
          <draw:text-box>
            <text:p>Simulation</text:p>
          </draw:text-box>
        </draw:frame>
        <draw:connector draw:style-name="gr2" draw:text-style-name="P1" xml:id="id3" draw:id="id3" draw:layer="layout" svg:x1="14.021cm" svg:y1="6.092cm" svg:x2="14.021cm" svg:y2="6.092cm" draw:start-shape="id1" draw:start-glue-point="2" draw:end-shape="id1" draw:end-glue-point="2" svg:d="M14021 6092z" svg:viewBox="0 0 1 1">
          <text:p/>
        </draw:connector>
        <draw:connector draw:style-name="gr2" draw:text-style-name="P1" draw:layer="layout" svg:x1="14.021cm" svg:y1="6.092cm" svg:x2="15.072cm" svg:y2="7.62cm" draw:start-shape="id3" draw:start-glue-point="0" draw:end-shape="id4" draw:end-glue-point="0" svg:d="M14021 6092v752h1051v776" svg:viewBox="0 0 1052 1529">
          <text:p/>
        </draw:connector>
        <draw:frame draw:style-name="gr1" xml:id="id5" draw:id="id5" draw:layer="layout" svg:width="4.426cm" svg:height="1.567cm" svg:x="7.814cm" svg:y="7.62cm">
          <draw:text-box>
            <text:p text:style-name="P1">Measurement<text:line-break/><text:span text:style-name="T1">(Wrapper)</text:span></text:p>
          </draw:text-box>
        </draw:frame>
        <draw:frame draw:style-name="gr1" xml:id="id6" draw:id="id6" draw:layer="layout" svg:width="6.356cm" svg:height="1.012cm" svg:x="17.974cm" svg:y="7.62cm">
          <draw:text-box>
            <text:p>Supervised Learning</text:p>
          </draw:text-box>
        </draw:frame>
        <draw:connector draw:style-name="gr2" draw:text-style-name="P1" draw:layer="layout" svg:x1="14.021cm" svg:y1="6.092cm" svg:x2="10.027cm" svg:y2="7.62cm" draw:start-shape="id3" draw:start-glue-point="0" draw:end-shape="id5" draw:end-glue-point="0" svg:d="M14021 6092v752h-3994v776" svg:viewBox="0 0 3995 1529">
          <text:p/>
        </draw:connector>
        <draw:connector draw:style-name="gr2" draw:text-style-name="P1" draw:layer="layout" svg:x1="14.021cm" svg:y1="6.092cm" svg:x2="21.152cm" svg:y2="7.62cm" draw:start-shape="id3" draw:start-glue-point="0" draw:end-shape="id6" draw:end-glue-point="0" svg:d="M14021 6092v752h7131v776" svg:viewBox="0 0 7132 1529">
          <text:p/>
        </draw:connector>
        <draw:frame draw:style-name="gr1" xml:id="id7" draw:id="id7" draw:layer="layout" svg:width="3.507cm" svg:height="1.012cm" svg:x="0.922cm" svg:y="11.422cm">
          <draw:text-box>
            <text:p>Simulation</text:p>
          </draw:text-box>
        </draw:frame>
        <draw:frame draw:style-name="gr1" xml:id="id8" draw:id="id8" draw:layer="layout" svg:width="3.367cm" svg:height="1.012cm" svg:x="0.956cm" svg:y="12.942cm">
          <draw:text-box>
            <text:p>Prediction</text:p>
          </draw:text-box>
        </draw:frame>
        <draw:frame draw:style-name="gr1" xml:id="id14" draw:id="id14" draw:layer="layout" svg:width="3.968cm" svg:height="1.012cm" svg:x="0.448cm" svg:y="9.902cm">
          <draw:text-box>
            <text:p>Observation</text:p>
          </draw:text-box>
        </draw:frame>
        <draw:connector draw:style-name="gr2" draw:text-style-name="P1" draw:layer="layout" svg:x1="5.432cm" svg:y1="8.632cm" svg:x2="4.429cm" svg:y2="11.928cm" draw:start-shape="id2" draw:start-glue-point="2" draw:end-shape="id7" draw:end-glue-point="1" svg:d="M5432 8632v3296h-1003" svg:viewBox="0 0 1004 3297">
          <text:p/>
        </draw:connector>
        <draw:connector draw:style-name="gr2" draw:text-style-name="P1" draw:layer="layout" svg:x1="5.432cm" svg:y1="8.632cm" svg:x2="4.323cm" svg:y2="13.448cm" draw:start-shape="id2" draw:start-glue-point="2" draw:end-shape="id8" draw:end-glue-point="1" svg:d="M5432 8632v4816h-1109" svg:viewBox="0 0 1110 4817">
          <text:p/>
        </draw:connector>
        <draw:frame draw:style-name="gr1" xml:id="id10" draw:id="id10" draw:layer="layout" svg:width="2.631cm" svg:height="1.012cm" svg:x="6.707cm" svg:y="11.422cm">
          <draw:text-box>
            <text:p>GalSim</text:p>
          </draw:text-box>
        </draw:frame>
        <draw:frame draw:style-name="gr1" xml:id="id11" draw:id="id11" draw:layer="layout" svg:width="1.822cm" svg:height="1.012cm" svg:x="7.516cm" svg:y="12.942cm">
          <draw:text-box>
            <text:p>ACF</text:p>
          </draw:text-box>
        </draw:frame>
        <draw:frame draw:style-name="gr1" xml:id="id9" draw:id="id9" draw:layer="layout" svg:width="3.515cm" svg:height="1.012cm" svg:x="5.782cm" svg:y="9.902cm">
          <draw:text-box>
            <text:p>SExtractor</text:p>
          </draw:text-box>
        </draw:frame>
        <draw:frame draw:style-name="gr1" xml:id="id12" draw:id="id12" draw:layer="layout" svg:width="1.86cm" svg:height="1.012cm" svg:x="7.478cm" svg:y="14.474cm">
          <draw:text-box>
            <text:p>gFIT</text:p>
          </draw:text-box>
        </draw:frame>
        <draw:frame draw:style-name="gr1" xml:id="id13" draw:id="id13" draw:layer="layout" svg:width="2.245cm" svg:height="1.012cm" svg:x="7.093cm" svg:y="16.002cm">
          <draw:text-box>
            <text:p>FDNT</text:p>
          </draw:text-box>
        </draw:frame>
        <draw:connector draw:style-name="gr2" draw:text-style-name="P1" draw:layer="layout" svg:x1="10.027cm" svg:y1="9.187cm" svg:x2="9.297cm" svg:y2="10.408cm" draw:start-shape="id5" draw:start-glue-point="2" draw:end-shape="id9" draw:end-glue-point="1" svg:d="M10027 9187v1221h-730" svg:viewBox="0 0 731 1222">
          <text:p/>
        </draw:connector>
        <draw:connector draw:style-name="gr2" draw:text-style-name="P1" draw:layer="layout" svg:x1="10.027cm" svg:y1="9.187cm" svg:x2="9.338cm" svg:y2="11.928cm" draw:start-shape="id5" draw:start-glue-point="2" draw:end-shape="id10" draw:end-glue-point="1" svg:d="M10027 9187v2741h-689" svg:viewBox="0 0 690 2742">
          <text:p/>
        </draw:connector>
        <draw:connector draw:style-name="gr2" draw:text-style-name="P1" draw:layer="layout" svg:x1="10.027cm" svg:y1="9.187cm" svg:x2="9.338cm" svg:y2="13.448cm" draw:start-shape="id5" draw:start-glue-point="2" draw:end-shape="id11" draw:end-glue-point="1" svg:d="M10027 9187v4261h-689" svg:viewBox="0 0 690 4262">
          <text:p/>
        </draw:connector>
        <draw:connector draw:style-name="gr2" draw:text-style-name="P1" draw:layer="layout" svg:x1="10.027cm" svg:y1="9.187cm" svg:x2="9.338cm" svg:y2="14.98cm" draw:start-shape="id5" draw:start-glue-point="2" draw:end-shape="id12" draw:end-glue-point="1" svg:d="M10027 9187v5793h-689" svg:viewBox="0 0 690 5794">
          <text:p/>
        </draw:connector>
        <draw:connector draw:style-name="gr2" draw:text-style-name="P1" draw:layer="layout" svg:x1="10.027cm" svg:y1="9.187cm" svg:x2="9.338cm" svg:y2="16.508cm" draw:start-shape="id5" draw:start-glue-point="2" draw:end-shape="id13" draw:end-glue-point="1" svg:d="M10027 9187v7321h-689" svg:viewBox="0 0 690 7322">
          <text:p/>
        </draw:connector>
        <draw:connector draw:style-name="gr2" draw:text-style-name="P1" draw:layer="layout" svg:x1="5.432cm" svg:y1="8.632cm" svg:x2="4.416cm" svg:y2="10.408cm" draw:start-shape="id2" draw:start-glue-point="2" draw:end-shape="id14" draw:end-glue-point="1" svg:d="M5432 8632v1776h-1016" svg:viewBox="0 0 1017 1777">
          <text:p/>
        </draw:connector>
        <draw:frame draw:style-name="gr1" xml:id="id17" draw:id="id17" draw:layer="layout" svg:width="4.006cm" svg:height="1.012cm" svg:x="23.112cm" svg:y="9.906cm">
          <draw:text-box>
            <text:p>Features (?)</text:p>
          </draw:text-box>
        </draw:frame>
        <draw:frame draw:style-name="gr1" xml:id="id15" draw:id="id15" draw:layer="layout" svg:width="1.89cm" svg:height="1.012cm" svg:x="20.26cm" svg:y="9.906cm">
          <draw:text-box>
            <text:p>ANN</text:p>
          </draw:text-box>
        </draw:frame>
        <draw:connector draw:style-name="gr2" draw:text-style-name="P1" draw:layer="layout" svg:x1="21.152cm" svg:y1="8.632cm" svg:x2="21.205cm" svg:y2="9.906cm" draw:start-shape="id6" draw:start-glue-point="2" draw:end-shape="id15" draw:end-glue-point="0" svg:d="M21152 8632v637h53v637" svg:viewBox="0 0 54 1275">
          <text:p/>
        </draw:connector>
        <draw:frame draw:style-name="gr1" xml:id="id16" draw:id="id16" draw:layer="layout" svg:width="2.766cm" svg:height="1.567cm" svg:x="19.78cm" svg:y="11.895cm">
          <draw:text-box>
            <text:p text:style-name="P1">Net<text:line-break/><text:span text:style-name="T1">(Wrapper)</text:span></text:p>
          </draw:text-box>
        </draw:frame>
        <draw:connector draw:style-name="gr2" draw:text-style-name="P1" draw:layer="layout" svg:x1="21.205cm" svg:y1="10.918cm" svg:x2="21.163cm" svg:y2="11.895cm" draw:start-shape="id15" draw:start-glue-point="2" draw:end-shape="id16" draw:end-glue-point="0" svg:d="M21205 10918v489h-42v488" svg:viewBox="0 0 43 978">
          <text:p/>
        </draw:connector>
        <draw:connector draw:style-name="gr2" draw:text-style-name="P1" draw:layer="layout" svg:x1="25.115cm" svg:y1="10.918cm" svg:x2="22.546cm" svg:y2="12.678cm" draw:start-shape="id17" draw:start-glue-point="2" draw:end-shape="id16" svg:d="M25115 10918v1760h-2569" svg:viewBox="0 0 2570 1761">
          <text:p/>
        </draw:connector>
        <draw:frame draw:style-name="gr1" xml:id="id18" draw:id="id18" draw:layer="layout" svg:width="2.597cm" svg:height="1.012cm" svg:x="22.038cm" svg:y="13.974cm">
          <draw:text-box>
            <text:p text:style-name="P1">SkyNet</text:p>
          </draw:text-box>
        </draw:frame>
        <draw:connector draw:style-name="gr2" draw:text-style-name="P1" draw:layer="layout" svg:x1="21.163cm" svg:y1="13.462cm" svg:x2="22.038cm" svg:y2="14.48cm" draw:start-shape="id16" draw:start-glue-point="2" draw:end-shape="id18" draw:end-glue-point="3" svg:d="M21163 13462v1018h875" svg:viewBox="0 0 876 1019">
          <text:p/>
        </draw:connector>
        <draw:frame draw:style-name="gr1" xml:id="id19" draw:id="id19" draw:layer="layout" svg:width="2.241cm" svg:height="1.012cm" svg:x="22.038cm" svg:y="15.494cm">
          <draw:text-box>
            <text:p text:style-name="P1">FANN</text:p>
          </draw:text-box>
        </draw:frame>
        <draw:connector draw:style-name="gr2" draw:text-style-name="P1" draw:layer="layout" svg:x1="21.163cm" svg:y1="13.462cm" svg:x2="22.038cm" svg:y2="16cm" draw:start-shape="id16" draw:start-glue-point="2" draw:end-shape="id19" draw:end-glue-point="3" svg:d="M21163 13462v2538h875" svg:viewBox="0 0 876 2539">
          <text:p/>
        </draw:connector>
        <draw:frame draw:style-name="gr3" draw:text-style-name="P2" draw:layer="layout" svg:width="9.875cm" svg:height="0.962cm" svg:x="17.272cm" svg:y="18.85cm">
          <draw:text-box>
            <text:p text:style-name="P2"><text:span text:style-name="T2">Committee as an external feature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Classes</text:p>
          </draw:text-box>
        </draw:frame>
        <draw:frame draw:style-name="gr1" draw:text-style-name="P3" xml:id="id20" draw:id="id20" draw:layer="layout" svg:width="4.709cm" svg:height="1.012cm" svg:x="9.666cm" svg:y="18.305cm">
          <draw:text-box>
            <text:p><text:span text:style-name="T3">Gal. propreties</text:span></text:p>
          </draw:text-box>
        </draw:frame>
        <draw:frame draw:style-name="gr1" draw:text-style-name="P3" xml:id="id21" draw:id="id21" draw:layer="layout" svg:width="5.378cm" svg:height="1.012cm" svg:x="12.416cm" svg:y="16.523cm">
          <draw:text-box>
            <text:p><text:span text:style-name="T3">Image Properties</text:span></text:p>
          </draw:text-box>
        </draw:frame>
        <draw:connector draw:style-name="gr2" draw:text-style-name="P1" draw:layer="layout" svg:x1="12.02cm" svg:y1="18.305cm" svg:x2="15.072cm" svg:y2="8.632cm" draw:start-shape="id20" draw:start-glue-point="0" draw:end-shape="id4" draw:end-glue-point="2" svg:d="M12020 18305v-4836h3052v-4837" svg:viewBox="0 0 3053 9674">
          <text:p/>
        </draw:connector>
        <draw:connector draw:style-name="gr2" draw:text-style-name="P1" draw:layer="layout" svg:x1="15.105cm" svg:y1="16.523cm" svg:x2="15.072cm" svg:y2="8.632cm" draw:start-shape="id21" draw:start-glue-point="0" draw:end-shape="id4" draw:end-glue-point="2" svg:d="M15105 16523v-3945h-33v-3946" svg:viewBox="0 0 34 7892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draw:style-name="gr1" draw:text-style-name="P3" xml:id="id22" draw:id="id22" draw:layer="layout" svg:width="3.333cm" svg:height="1.012cm" svg:x="12.355cm" svg:y="4.926cm">
          <draw:text-box>
            <text:p><text:span text:style-name="T3">MegaLUT</text:span></text:p>
          </draw:text-box>
        </draw:frame>
        <draw:frame draw:style-name="gr1" draw:text-style-name="P3" xml:id="id23" draw:id="id23" draw:layer="layout" svg:width="2.732cm" svg:height="1.012cm" svg:x="4.066cm" svg:y="7.466cm">
          <draw:text-box>
            <text:p><text:span text:style-name="T3">Catalog</text:span></text:p>
          </draw:text-box>
        </draw:frame>
        <draw:connector draw:style-name="gr2" draw:text-style-name="P1" draw:layer="layout" svg:x1="14.021cm" svg:y1="5.938cm" svg:x2="5.432cm" svg:y2="7.466cm" draw:start-shape="id22" draw:start-glue-point="2" draw:end-shape="id23" draw:end-glue-point="0" svg:d="M14021 5938v764h-8589v764" svg:viewBox="0 0 8590 1529">
          <text:p/>
        </draw:connector>
        <draw:frame draw:style-name="gr1" draw:text-style-name="P3" xml:id="id25" draw:id="id25" draw:layer="layout" svg:width="3.507cm" svg:height="1.012cm" svg:x="13.319cm" svg:y="7.466cm">
          <draw:text-box>
            <text:p><text:span text:style-name="T3">Simulation</text:span></text:p>
          </draw:text-box>
        </draw:frame>
        <draw:connector draw:style-name="gr2" draw:text-style-name="P1" xml:id="id24" draw:id="id24" draw:layer="layout" svg:x1="14.021cm" svg:y1="5.938cm" svg:x2="14.021cm" svg:y2="5.938cm" draw:start-shape="id22" draw:start-glue-point="2" draw:end-shape="id22" draw:end-glue-point="2" svg:d="M14021 5938z" svg:viewBox="0 0 1 1">
          <text:p/>
        </draw:connector>
        <draw:connector draw:style-name="gr2" draw:text-style-name="P1" draw:layer="layout" svg:x1="14.021cm" svg:y1="5.938cm" svg:x2="15.072cm" svg:y2="7.466cm" draw:start-shape="id24" draw:start-glue-point="0" draw:end-shape="id25" draw:end-glue-point="0" svg:d="M14021 5938v752h1051v776" svg:viewBox="0 0 1052 1529">
          <text:p/>
        </draw:connector>
        <draw:frame draw:style-name="gr1" draw:text-style-name="P4" xml:id="id26" draw:id="id26" draw:layer="layout" svg:width="4.426cm" svg:height="1.567cm" svg:x="7.814cm" svg:y="7.466cm">
          <draw:text-box>
            <text:p text:style-name="P1"><text:span text:style-name="T3">Measurement</text:span><text:span text:style-name="T3"><text:line-break/></text:span><text:span text:style-name="T1">(Wrapper)</text:span></text:p>
          </draw:text-box>
        </draw:frame>
        <draw:frame draw:style-name="gr1" draw:text-style-name="P3" xml:id="id27" draw:id="id27" draw:layer="layout" svg:width="6.356cm" svg:height="1.012cm" svg:x="17.974cm" svg:y="7.466cm">
          <draw:text-box>
            <text:p><text:span text:style-name="T3">Supervised Learning</text:span></text:p>
          </draw:text-box>
        </draw:frame>
        <draw:connector draw:style-name="gr2" draw:text-style-name="P1" draw:layer="layout" svg:x1="14.021cm" svg:y1="5.938cm" svg:x2="10.027cm" svg:y2="7.466cm" draw:start-shape="id24" draw:start-glue-point="0" draw:end-shape="id26" draw:end-glue-point="0" svg:d="M14021 5938v752h-3994v776" svg:viewBox="0 0 3995 1529">
          <text:p/>
        </draw:connector>
        <draw:connector draw:style-name="gr2" draw:text-style-name="P1" draw:layer="layout" svg:x1="14.021cm" svg:y1="5.938cm" svg:x2="21.152cm" svg:y2="7.466cm" draw:start-shape="id24" draw:start-glue-point="0" draw:end-shape="id27" draw:end-glue-point="0" svg:d="M14021 5938v752h7131v776" svg:viewBox="0 0 7132 1529">
          <text:p/>
        </draw:connector>
        <draw:frame draw:style-name="gr1" draw:text-style-name="P3" xml:id="id28" draw:id="id28" draw:layer="layout" svg:width="3.507cm" svg:height="1.012cm" svg:x="0.922cm" svg:y="11.268cm">
          <draw:text-box>
            <text:p><text:span text:style-name="T3">Simulation</text:span></text:p>
          </draw:text-box>
        </draw:frame>
        <draw:frame draw:style-name="gr1" draw:text-style-name="P3" xml:id="id29" draw:id="id29" draw:layer="layout" svg:width="3.367cm" svg:height="1.012cm" svg:x="0.956cm" svg:y="12.788cm">
          <draw:text-box>
            <text:p><text:span text:style-name="T3">Prediction</text:span></text:p>
          </draw:text-box>
        </draw:frame>
        <draw:frame draw:style-name="gr1" draw:text-style-name="P3" xml:id="id35" draw:id="id35" draw:layer="layout" svg:width="3.968cm" svg:height="1.012cm" svg:x="0.448cm" svg:y="9.748cm">
          <draw:text-box>
            <text:p><text:span text:style-name="T3">Observation</text:span></text:p>
          </draw:text-box>
        </draw:frame>
        <draw:connector draw:style-name="gr2" draw:text-style-name="P1" draw:layer="layout" svg:x1="5.432cm" svg:y1="8.478cm" svg:x2="4.429cm" svg:y2="11.774cm" draw:start-shape="id23" draw:start-glue-point="2" draw:end-shape="id28" draw:end-glue-point="1" svg:d="M5432 8478v3296h-1003" svg:viewBox="0 0 1004 3297">
          <text:p/>
        </draw:connector>
        <draw:connector draw:style-name="gr2" draw:text-style-name="P1" draw:layer="layout" svg:x1="5.432cm" svg:y1="8.478cm" svg:x2="4.323cm" svg:y2="13.294cm" draw:start-shape="id23" draw:start-glue-point="2" draw:end-shape="id29" draw:end-glue-point="1" svg:d="M5432 8478v4816h-1109" svg:viewBox="0 0 1110 4817">
          <text:p/>
        </draw:connector>
        <draw:frame draw:style-name="gr1" draw:text-style-name="P3" xml:id="id31" draw:id="id31" draw:layer="layout" svg:width="2.631cm" svg:height="1.012cm" svg:x="6.707cm" svg:y="11.268cm">
          <draw:text-box>
            <text:p><text:span text:style-name="T3">GalSim</text:span></text:p>
          </draw:text-box>
        </draw:frame>
        <draw:frame draw:style-name="gr1" draw:text-style-name="P3" xml:id="id32" draw:id="id32" draw:layer="layout" svg:width="1.822cm" svg:height="1.012cm" svg:x="7.516cm" svg:y="12.788cm">
          <draw:text-box>
            <text:p><text:span text:style-name="T3">ACF</text:span></text:p>
          </draw:text-box>
        </draw:frame>
        <draw:frame draw:style-name="gr1" draw:text-style-name="P3" xml:id="id30" draw:id="id30" draw:layer="layout" svg:width="3.515cm" svg:height="1.012cm" svg:x="5.782cm" svg:y="9.748cm">
          <draw:text-box>
            <text:p><text:span text:style-name="T3">SExtractor</text:span></text:p>
          </draw:text-box>
        </draw:frame>
        <draw:frame draw:style-name="gr1" draw:text-style-name="P3" xml:id="id33" draw:id="id33" draw:layer="layout" svg:width="1.86cm" svg:height="1.012cm" svg:x="7.478cm" svg:y="14.32cm">
          <draw:text-box>
            <text:p><text:span text:style-name="T3">gFIT</text:span></text:p>
          </draw:text-box>
        </draw:frame>
        <draw:frame draw:style-name="gr1" draw:text-style-name="P3" xml:id="id34" draw:id="id34" draw:layer="layout" svg:width="2.245cm" svg:height="1.012cm" svg:x="7.093cm" svg:y="15.848cm">
          <draw:text-box>
            <text:p><text:span text:style-name="T3">FDNT</text:span></text:p>
          </draw:text-box>
        </draw:frame>
        <draw:connector draw:style-name="gr2" draw:text-style-name="P1" draw:layer="layout" svg:x1="10.027cm" svg:y1="9.033cm" svg:x2="9.297cm" svg:y2="10.254cm" draw:start-shape="id26" draw:start-glue-point="2" draw:end-shape="id30" draw:end-glue-point="1" svg:d="M10027 9033v1221h-730" svg:viewBox="0 0 731 1222">
          <text:p/>
        </draw:connector>
        <draw:connector draw:style-name="gr2" draw:text-style-name="P1" draw:layer="layout" svg:x1="10.027cm" svg:y1="9.033cm" svg:x2="9.338cm" svg:y2="11.774cm" draw:start-shape="id26" draw:start-glue-point="2" draw:end-shape="id31" draw:end-glue-point="1" svg:d="M10027 9033v2741h-689" svg:viewBox="0 0 690 2742">
          <text:p/>
        </draw:connector>
        <draw:connector draw:style-name="gr2" draw:text-style-name="P1" draw:layer="layout" svg:x1="10.027cm" svg:y1="9.033cm" svg:x2="9.338cm" svg:y2="13.294cm" draw:start-shape="id26" draw:start-glue-point="2" draw:end-shape="id32" draw:end-glue-point="1" svg:d="M10027 9033v4261h-689" svg:viewBox="0 0 690 4262">
          <text:p/>
        </draw:connector>
        <draw:connector draw:style-name="gr2" draw:text-style-name="P1" draw:layer="layout" svg:x1="10.027cm" svg:y1="9.033cm" svg:x2="9.338cm" svg:y2="14.826cm" draw:start-shape="id26" draw:start-glue-point="2" draw:end-shape="id33" draw:end-glue-point="1" svg:d="M10027 9033v5793h-689" svg:viewBox="0 0 690 5794">
          <text:p/>
        </draw:connector>
        <draw:connector draw:style-name="gr2" draw:text-style-name="P1" draw:layer="layout" svg:x1="10.027cm" svg:y1="9.033cm" svg:x2="9.338cm" svg:y2="16.354cm" draw:start-shape="id26" draw:start-glue-point="2" draw:end-shape="id34" draw:end-glue-point="1" svg:d="M10027 9033v7321h-689" svg:viewBox="0 0 690 7322">
          <text:p/>
        </draw:connector>
        <draw:connector draw:style-name="gr2" draw:text-style-name="P1" draw:layer="layout" svg:x1="5.432cm" svg:y1="8.478cm" svg:x2="4.416cm" svg:y2="10.254cm" draw:start-shape="id23" draw:start-glue-point="2" draw:end-shape="id35" draw:end-glue-point="1" svg:d="M5432 8478v1776h-1016" svg:viewBox="0 0 1017 1777">
          <text:p/>
        </draw:connector>
        <draw:frame draw:style-name="gr1" draw:text-style-name="P3" xml:id="id38" draw:id="id38" draw:layer="layout" svg:width="4.006cm" svg:height="1.012cm" svg:x="23.112cm" svg:y="9.752cm">
          <draw:text-box>
            <text:p><text:span text:style-name="T3">Features (?)</text:span></text:p>
          </draw:text-box>
        </draw:frame>
        <draw:frame draw:style-name="gr1" draw:text-style-name="P3" xml:id="id36" draw:id="id36" draw:layer="layout" svg:width="1.89cm" svg:height="1.012cm" svg:x="20.26cm" svg:y="9.752cm">
          <draw:text-box>
            <text:p><text:span text:style-name="T3">ANN</text:span></text:p>
          </draw:text-box>
        </draw:frame>
        <draw:connector draw:style-name="gr2" draw:text-style-name="P1" draw:layer="layout" svg:x1="21.152cm" svg:y1="8.478cm" svg:x2="21.205cm" svg:y2="9.752cm" draw:start-shape="id27" draw:start-glue-point="2" draw:end-shape="id36" draw:end-glue-point="0" svg:d="M21152 8478v637h53v637" svg:viewBox="0 0 54 1275">
          <text:p/>
        </draw:connector>
        <draw:frame draw:style-name="gr1" draw:text-style-name="P4" xml:id="id37" draw:id="id37" draw:layer="layout" svg:width="2.766cm" svg:height="1.567cm" svg:x="19.78cm" svg:y="11.741cm">
          <draw:text-box>
            <text:p text:style-name="P1"><text:span text:style-name="T3">Net</text:span><text:span text:style-name="T3"><text:line-break/></text:span><text:span text:style-name="T1">(Wrapper)</text:span></text:p>
          </draw:text-box>
        </draw:frame>
        <draw:connector draw:style-name="gr2" draw:text-style-name="P1" draw:layer="layout" svg:x1="21.205cm" svg:y1="10.764cm" svg:x2="21.163cm" svg:y2="11.741cm" draw:start-shape="id36" draw:start-glue-point="2" draw:end-shape="id37" draw:end-glue-point="0" svg:d="M21205 10764v489h-42v488" svg:viewBox="0 0 43 978">
          <text:p/>
        </draw:connector>
        <draw:connector draw:style-name="gr2" draw:text-style-name="P1" draw:layer="layout" svg:x1="25.115cm" svg:y1="10.764cm" svg:x2="22.546cm" svg:y2="12.524cm" draw:start-shape="id38" draw:start-glue-point="2" draw:end-shape="id37" svg:d="M25115 10764v1760h-2569" svg:viewBox="0 0 2570 1761">
          <text:p/>
        </draw:connector>
        <draw:frame draw:style-name="gr1" draw:text-style-name="P4" xml:id="id39" draw:id="id39" draw:layer="layout" svg:width="2.597cm" svg:height="1.012cm" svg:x="16.196cm" svg:y="11.276cm">
          <draw:text-box>
            <text:p text:style-name="P1"><text:span text:style-name="T3">SkyNet</text:span></text:p>
          </draw:text-box>
        </draw:frame>
        <draw:connector draw:style-name="gr2" draw:text-style-name="P1" draw:layer="layout" svg:x1="19.78cm" svg:y1="12.524cm" svg:x2="18.793cm" svg:y2="11.782cm" draw:start-shape="id37" draw:start-glue-point="3" draw:end-shape="id39" draw:end-glue-point="1" svg:d="M19780 12524h-493v-742h-494" svg:viewBox="0 0 988 743">
          <text:p/>
        </draw:connector>
        <draw:custom-shape draw:style-name="gr5" draw:text-style-name="P1" draw:layer="layout" svg:width="9.204cm" svg:height="8.636cm" svg:x="18.482cm" svg:y="8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xml:id="id40" draw:id="id40" draw:layer="layout" svg:width="2.241cm" svg:height="1.012cm" svg:x="16.495cm" svg:y="12.8cm">
          <draw:text-box>
            <text:p text:style-name="P1"><text:span text:style-name="T3">FANN</text:span></text:p>
          </draw:text-box>
        </draw:frame>
        <draw:connector draw:style-name="gr2" draw:text-style-name="P1" draw:layer="layout" svg:x1="19.78cm" svg:y1="12.524cm" svg:x2="18.736cm" svg:y2="13.306cm" draw:start-shape="id37" draw:start-glue-point="3" draw:end-shape="id40" draw:end-glue-point="1" svg:d="M19780 12524h-522v782h-522" svg:viewBox="0 0 1045 783">
          <text:p/>
        </draw:connector>
        <draw:frame draw:style-name="gr1" xml:id="id41" draw:id="id41" draw:layer="layout" svg:width="3.617cm" svg:height="1.012cm" svg:x="19.464cm" svg:y="14.338cm">
          <draw:text-box>
            <text:p text:style-name="P1">Committee</text:p>
          </draw:text-box>
        </draw:frame>
        <draw:connector draw:style-name="gr2" draw:text-style-name="P1" draw:layer="layout" svg:x1="21.163cm" svg:y1="13.308cm" svg:x2="21.272cm" svg:y2="14.338cm" draw:start-shape="id37" draw:start-glue-point="2" draw:end-shape="id41" draw:end-glue-point="0" svg:d="M21163 13308v515h109v515" svg:viewBox="0 0 110 1031">
          <text:p/>
        </draw:connector>
        <draw:frame draw:style-name="gr3" draw:layer="layout" svg:width="6.56cm" svg:height="0.962cm" svg:x="19.796cm" svg:y="17.68cm">
          <draw:text-box>
            <text:p>Committee integrated</text:p>
          </draw:text-box>
        </draw:frame>
        <draw:frame presentation:style-name="pr1" draw:layer="layout" svg:width="25.199cm" svg:height="3.506cm" svg:x="1.4cm" svg:y="0.837cm" presentation:class="title">
          <draw:text-box>
            <text:p>Classes</text:p>
          </draw:text-box>
        </draw:frame>
        <draw:frame draw:style-name="gr1" draw:text-style-name="P3" xml:id="id42" draw:id="id42" draw:layer="layout" svg:width="4.709cm" svg:height="1.012cm" svg:x="9.652cm" svg:y="18.292cm">
          <draw:text-box>
            <text:p><text:span text:style-name="T3">Gal. propreties</text:span></text:p>
          </draw:text-box>
        </draw:frame>
        <draw:frame draw:style-name="gr1" draw:text-style-name="P3" xml:id="id43" draw:id="id43" draw:layer="layout" svg:width="5.378cm" svg:height="1.012cm" svg:x="12.402cm" svg:y="16.51cm">
          <draw:text-box>
            <text:p><text:span text:style-name="T3">Image Properties</text:span></text:p>
          </draw:text-box>
        </draw:frame>
        <draw:connector draw:style-name="gr2" draw:text-style-name="P1" draw:layer="layout" svg:x1="12.006cm" svg:y1="18.292cm" svg:x2="15.072cm" svg:y2="8.478cm" draw:start-shape="id42" draw:start-glue-point="0" draw:end-shape="id25" svg:d="M12006 18292v-4907h3066v-4907" svg:viewBox="0 0 3067 9815">
          <text:p/>
        </draw:connector>
        <draw:connector draw:style-name="gr2" draw:text-style-name="P1" draw:layer="layout" svg:x1="15.091cm" svg:y1="16.51cm" svg:x2="15.072cm" svg:y2="8.478cm" draw:start-shape="id43" draw:start-glue-point="0" draw:end-shape="id25" draw:end-glue-point="2" svg:d="M15091 16510v-4016h-19v-4016" svg:viewBox="0 0 20 8033">
          <text:p/>
        </draw:connector>
        <draw:custom-shape draw:style-name="gr6" draw:text-style-name="P1" draw:layer="layout" svg:width="17.018cm" svg:height="16.002cm" svg:x="6.096cm" svg:y="3.55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figuration files</text:p>
          </draw:text-box>
        </draw:frame>
        <draw:frame draw:style-name="gr3" draw:layer="layout" svg:width="7.335cm" svg:height="5.939cm" svg:x="1.524cm" svg:y="5.948cm">
          <draw:text-box>
            <text:p>Broken up in categories:</text:p>
            <text:list text:style-name="L2">
              <text:list-item>
                <text:p>MegaLUT</text:p>
              </text:list-item>
              <text:list-item>
                <text:p>Data</text:p>
              </text:list-item>
              <text:list-item>
                <text:p>Measurements</text:p>
              </text:list-item>
              <text:list-item>
                <text:p>Simulation</text:p>
              </text:list-item>
              <text:list-item>
                <text:p>Supervised Learning</text:p>
                <text:p/>
                <text:p>Ie the same classes</text:p>
              </text:list-item>
            </text:list>
          </draw:text-box>
        </draw:frame>
        <draw:frame draw:style-name="gr7" draw:text-style-name="P6" draw:layer="layout" svg:width="7.112cm" svg:height="15.865cm" svg:x="9.906cm" svg:y="4.709cm">
          <draw:text-box>
            <text:p><text:span text:style-name="T4"># MegaLUT Config File #</text:span></text:p>
            <text:p><text:span text:style-name="T4"/></text:p>
            <text:p><text:span text:style-name="T4">### MegaLUT</text:span></text:p>
            <text:p><text:span text:style-name="T4">params_megalut={</text:span></text:p>
            <text:p><text:span text:style-name="T4">'namespace'=''</text:span></text:p>
            <text:p><text:span text:style-name="T4">'workspace'='',</text:span></text:p>
            <text:p><text:span text:style-name="T4">'version'='New test',</text:span></text:p>
            <text:p><text:span text:style-name="T4">}</text:span></text:p>
            <text:p><text:span text:style-name="T4"/></text:p>
            <text:p><text:span text:style-name="T4">### DATA</text:span></text:p>
            <text:p><text:span text:style-name="T4">params_data=[</text:span></text:p>
            <text:p><text:span text:style-name="T4">{</text:span></text:p>
            <text:p><text:span text:style-name="T4">'type'='great3',</text:span></text:p>
            <text:p><text:span text:style-name="T4">'path'='/there/'}</text:span></text:p>
            <text:p><text:span text:style-name="T4">]</text:span></text:p>
            <text:p><text:span text:style-name="T4"/></text:p>
            <text:p><text:span text:style-name="T4">### MEASUREMENTS</text:span></text:p>
            <text:p><text:span text:style-name="T4">params_meas=[</text:span></text:p>
            <text:p><text:span text:style-name="T4"># 1</text:span><text:span text:style-name="T5">st</text:span><text:span text:style-name="T4"> method</text:span></text:p>
            <text:p><text:span text:style-name="T4">{'method':'galsim.hsm''},</text:span></text:p>
            <text:p><text:span text:style-name="T4"># 2</text:span><text:span text:style-name="T5">nd</text:span><text:span text:style-name="T4"> method</text:span></text:p>
            <text:p><text:span text:style-name="T4">{'method':'sex'}</text:span></text:p>
            <text:p><text:span text:style-name="T4">]</text:span></text:p>
            <text:p><text:span text:style-name="T4"/></text:p>
            <text:p><text:span text:style-name="T4">### SIMULATIONS</text:span></text:p>
            <text:p><text:span text:style-name="T4"># Empty here</text:span></text:p>
            <text:p><text:span text:style-name="T4"/></text:p>
            <text:p><text:span text:style-name="T4">### SUPERVISED LEARNING</text:span></text:p>
            <text:p><text:span text:style-name="T4">params_sml = [</text:span></text:p>
            <text:p><text:span text:style-name="T4"># 1</text:span><text:span text:style-name="T5">st</text:span><text:span text:style-name="T4"> method</text:span></text:p>
            <text:p><text:span text:style-name="T4">{</text:span></text:p>
            <text:p><text:span text:style-name="T4">'method' = 'ANN'</text:span></text:p>
            <text:p><text:span text:style-name="T4">'params' = “see SUL – params”</text:span></text:p>
            <text:p><text:span text:style-name="T4">}</text:span></text:p>
            <text:p><text:span text:style-name="T4"># 2</text:span><text:span text:style-name="T5">nd</text:span><text:span text:style-name="T4"> method</text:span></text:p>
            <text:p><text:span text:style-name="T4">{</text:span></text:p>
            <text:p><text:span text:style-name="T4">'method' = 'magic'</text:span></text:p>
            <text:p><text:span text:style-name="T4">}</text:span></text:p>
            <text:p><text:span text:style-name="T4">]</text:span></text:p>
          </draw:text-box>
        </draw:frame>
        <draw:frame draw:style-name="gr7" draw:text-style-name="P6" draw:layer="layout" svg:width="10.728cm" svg:height="7.017cm" svg:x="17.272cm" svg:y="4.709cm">
          <draw:text-box>
            <text:p><text:span text:style-name="T4"># MegaLUT Simulation Function defintion File #</text:span></text:p>
            <text:p><text:span text:style-name="T4"/></text:p>
            <text:p><text:span text:style-name="T4">class ImageProperties(object):</text:span></text:p>
            <text:p><text:span text:style-name="T4"><text:tab/></text:span><text:span text:style-name="T4">def __init__():</text:span></text:p>
            <text:p><text:span text:style-name="T4"><text:tab/></text:span><text:span text:style-name="T4"><text:tab/></text:span><text:span text:style-name="T4">…</text:span></text:p>
            <text:p><text:span text:style-name="T4"/></text:p>
            <text:p><text:span text:style-name="T4"><text:tab/></text:span><text:span text:style-name="T4">def SNR(): </text:span></text:p>
            <text:p><text:span text:style-name="T4"/></text:p>
            <text:p><text:span text:style-name="T4"><text:tab/></text:span><text:span text:style-name="T4">def PropXY():</text:span></text:p>
            <text:p><text:span text:style-name="T4"/></text:p>
            <text:p><text:span text:style-name="T4">Class GalaxyProperties(object):</text:span></text:p>
            <text:p><text:span text:style-name="T4"><text:tab/></text:span><text:span text:style-name="T4">def __init__():</text:span></text:p>
            <text:p><text:span text:style-name="T4"><text:tab/></text:span><text:span text:style-name="T4"><text:tab/></text:span><text:span text:style-name="T4">…</text:span></text:p>
            <text:p><text:span text:style-name="T4"/></text:p>
            <text:p><text:span text:style-name="T4"><text:tab/></text:span><text:span text:style-name="T4">def sersicn(): </text:span></text:p>
            <text:p><text:span text:style-name="T4"/></text:p>
            <text:p><text:span text:style-name="T4"><text:tab/></text:span><text:span text:style-name="T4">def PropXY():</text:span></text:p>
          </draw:text-box>
        </draw:frame>
        <draw:frame draw:style-name="gr3" draw:layer="layout" svg:width="7.864cm" svg:height="2.384cm" svg:x="1.524cm" svg:y="14.757cm">
          <draw:text-box>
            <text:p>Second file to define user-</text:p>
            <text:p>defined functions for the</text:p>
            <text:p>simulation.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ucture of the folders</text:p>
          </draw:text-box>
        </draw:frame>
        <draw:frame draw:style-name="gr8" draw:text-style-name="P1" draw:layer="layout" svg:width="21.192cm" svg:height="11.376cm" svg:x="3.556cm" svg:y="6.658cm">
          <draw:image xlink:href="../MegaLUT-folders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-0.762cm" presentation:class="title" presentation:user-transformed="true">
          <draw:text-box>
            <text:p>Workspace dir tree breakdown</text:p>
          </draw:text-box>
        </draw:frame>
        <draw:frame draw:style-name="gr9" draw:text-style-name="P7" xml:id="id44" draw:id="id44" draw:layer="layout" svg:width="2.783cm" svg:height="0.779cm" svg:x="2.602cm" svg:y="1.871cm">
          <draw:text-box>
            <text:p><text:span text:style-name="T6">Workspace/</text:span></text:p>
          </draw:text-box>
        </draw:frame>
        <draw:frame draw:style-name="gr9" draw:text-style-name="P7" xml:id="id45" draw:id="id45" draw:layer="layout" svg:width="2.868cm" svg:height="0.779cm" svg:x="5.31cm" svg:y="2.996cm">
          <draw:text-box>
            <text:p><text:span text:style-name="T6">namespace/</text:span></text:p>
          </draw:text-box>
        </draw:frame>
        <draw:frame draw:style-name="gr9" draw:text-style-name="P7" xml:id="id46" draw:id="id46" draw:layer="layout" svg:width="3.079cm" svg:height="0.779cm" svg:x="8.004cm" svg:y="4.087cm">
          <draw:text-box>
            <text:p><text:span text:style-name="T6">observations/</text:span></text:p>
          </draw:text-box>
        </draw:frame>
        <draw:frame draw:style-name="gr9" draw:text-style-name="P7" xml:id="id47" draw:id="id47" draw:layer="layout" svg:width="2.038cm" svg:height="0.779cm" svg:x="11.292cm" svg:y="5.141cm">
          <draw:text-box>
            <text:p><text:span text:style-name="T6">version/</text:span></text:p>
          </draw:text-box>
        </draw:frame>
        <draw:frame draw:style-name="gr9" draw:text-style-name="P7" xml:id="id50" draw:id="id50" draw:layer="layout" svg:width="2.038cm" svg:height="0.779cm" svg:x="11.319cm" svg:y="7.768cm">
          <draw:text-box>
            <text:p><text:span text:style-name="T6">version/</text:span></text:p>
          </draw:text-box>
        </draw:frame>
        <draw:frame draw:style-name="gr9" draw:text-style-name="P7" xml:id="id56" draw:id="id56" draw:layer="layout" svg:width="2.038cm" svg:height="0.779cm" svg:x="11.43cm" svg:y="14.695cm">
          <draw:text-box>
            <text:p><text:span text:style-name="T6">version/</text:span></text:p>
          </draw:text-box>
        </draw:frame>
        <draw:connector draw:style-name="gr10" draw:text-style-name="P1" draw:layer="layout" svg:x1="3.993cm" svg:y1="2.65cm" svg:x2="5.31cm" svg:y2="3.385cm" draw:start-shape="id44" draw:start-glue-point="2" draw:end-shape="id45" svg:d="M3993 2650v735h1317" svg:viewBox="0 0 1318 736">
          <text:p/>
        </draw:connector>
        <draw:connector draw:style-name="gr10" draw:text-style-name="P1" draw:layer="layout" svg:x1="6.744cm" svg:y1="3.775cm" svg:x2="8.004cm" svg:y2="4.476cm" draw:start-shape="id45" draw:start-glue-point="2" draw:end-shape="id46" draw:end-glue-point="3" svg:d="M6744 3775v701h1260" svg:viewBox="0 0 1261 702">
          <text:p/>
        </draw:connector>
        <draw:connector draw:style-name="gr10" draw:text-style-name="P1" draw:layer="layout" svg:x1="9.543cm" svg:y1="4.866cm" svg:x2="11.292cm" svg:y2="5.53cm" draw:start-shape="id46" draw:start-glue-point="2" draw:end-shape="id47" draw:end-glue-point="3" svg:d="M9543 4866v664h1749" svg:viewBox="0 0 1750 665">
          <text:p/>
        </draw:connector>
        <draw:frame draw:style-name="gr1" draw:text-style-name="P7" xml:id="id49" draw:id="id49" draw:layer="layout" svg:width="4.26cm" svg:height="0.779cm" svg:x="16.476cm" svg:y="6.731cm">
          <draw:text-box>
            <text:p><text:span text:style-name="T6">name_of_image.fits</text:span></text:p>
          </draw:text-box>
        </draw:frame>
        <draw:frame draw:style-name="gr9" draw:text-style-name="P7" xml:id="id48" draw:id="id48" draw:layer="layout" svg:width="2.326cm" svg:height="0.779cm" svg:x="13.624cm" svg:y="5.952cm">
          <draw:text-box>
            <text:p><text:span text:style-name="T6">method0/</text:span></text:p>
          </draw:text-box>
        </draw:frame>
        <draw:connector draw:style-name="gr10" draw:text-style-name="P1" draw:layer="layout" svg:x1="12.311cm" svg:y1="5.92cm" svg:x2="13.624cm" svg:y2="6.341cm" draw:start-shape="id47" draw:start-glue-point="2" draw:end-shape="id48" draw:end-glue-point="3" svg:d="M12311 5920v421h1313" svg:viewBox="0 0 1314 422">
          <text:p/>
        </draw:connector>
        <draw:connector draw:style-name="gr10" draw:text-style-name="P1" draw:layer="layout" svg:x1="14.787cm" svg:y1="6.731cm" svg:x2="16.476cm" svg:y2="7.12cm" draw:start-shape="id48" draw:start-glue-point="2" draw:end-shape="id49" draw:end-glue-point="3" svg:d="M14787 6731v389h1689" svg:viewBox="0 0 1690 390">
          <text:p/>
        </draw:connector>
        <draw:frame draw:style-name="gr9" draw:text-style-name="P7" xml:id="id51" draw:id="id51" draw:layer="layout" svg:width="2.038cm" svg:height="0.779cm" svg:x="13.72cm" svg:y="9.6cm">
          <draw:text-box>
            <text:p><text:span text:style-name="T6">images/</text:span></text:p>
          </draw:text-box>
        </draw:frame>
        <draw:frame draw:style-name="gr9" draw:text-style-name="P7" xml:id="id52" draw:id="id52" draw:layer="layout" svg:width="2.254cm" svg:height="0.779cm" svg:x="13.746cm" svg:y="11.327cm">
          <draw:text-box>
            <text:p><text:span text:style-name="T6">catalogs/</text:span></text:p>
          </draw:text-box>
        </draw:frame>
        <draw:connector draw:style-name="gr10" draw:text-style-name="P1" draw:layer="layout" svg:x1="12.338cm" svg:y1="8.547cm" svg:x2="13.72cm" svg:y2="9.989cm" draw:start-shape="id50" draw:start-glue-point="2" draw:end-shape="id51" draw:end-glue-point="3" svg:d="M12338 8547v1442h1382" svg:viewBox="0 0 1383 1443">
          <text:p/>
        </draw:connector>
        <draw:connector draw:style-name="gr10" draw:text-style-name="P1" draw:layer="layout" svg:x1="12.338cm" svg:y1="8.547cm" svg:x2="13.746cm" svg:y2="11.716cm" draw:start-shape="id50" draw:start-glue-point="2" draw:end-shape="id52" draw:end-glue-point="3" svg:d="M12338 8547v3169h1408" svg:viewBox="0 0 1409 3170">
          <text:p/>
        </draw:connector>
        <draw:frame draw:style-name="gr11" draw:text-style-name="P7" xml:id="id54" draw:id="id54" draw:layer="layout" svg:width="2.034cm" svg:height="0.779cm" svg:x="19.398cm" svg:y="10.997cm">
          <draw:text-box>
            <text:p><text:span text:style-name="T6">&lt;id&gt;.fits</text:span></text:p>
          </draw:text-box>
        </draw:frame>
        <draw:connector draw:style-name="gr10" draw:text-style-name="P1" draw:layer="layout" svg:x1="17.669cm" svg:y1="11.051cm" svg:x2="19.398cm" svg:y2="11.386cm" draw:start-shape="id53" draw:start-glue-point="2" draw:end-shape="id54" draw:end-glue-point="3" svg:d="M17669 11051v335h1729" svg:viewBox="0 0 1730 336">
          <text:p/>
        </draw:connector>
        <draw:frame draw:style-name="gr1" draw:text-style-name="P7" xml:id="id55" draw:id="id55" draw:layer="layout" svg:width="3.333cm" svg:height="0.779cm" svg:x="13.722cm" svg:y="8.537cm">
          <draw:text-box>
            <text:p><text:span text:style-name="T6">references.xml</text:span></text:p>
          </draw:text-box>
        </draw:frame>
        <draw:connector draw:style-name="gr10" draw:text-style-name="P1" draw:layer="layout" svg:x1="12.338cm" svg:y1="8.547cm" svg:x2="13.722cm" svg:y2="8.926cm" draw:start-shape="id50" draw:start-glue-point="2" draw:end-shape="id55" draw:end-glue-point="3" svg:d="M12338 8547v379h1384" svg:viewBox="0 0 1385 380">
          <text:p/>
        </draw:connector>
        <draw:frame draw:style-name="gr9" draw:text-style-name="P7" xml:id="id57" draw:id="id57" draw:layer="layout" svg:width="2.842cm" svg:height="0.779cm" svg:x="13.722cm" svg:y="15.666cm">
          <draw:text-box>
            <text:p><text:span text:style-name="T6">realisation0/</text:span></text:p>
          </draw:text-box>
        </draw:frame>
        <draw:connector draw:style-name="gr10" draw:text-style-name="P1" draw:layer="layout" svg:x1="12.449cm" svg:y1="15.474cm" svg:x2="13.722cm" svg:y2="16.055cm" draw:start-shape="id56" draw:start-glue-point="2" draw:end-shape="id57" draw:end-glue-point="3" svg:d="M12449 15474v581h1273" svg:viewBox="0 0 1274 582">
          <text:p/>
        </draw:connector>
        <draw:line draw:style-name="gr2" draw:text-style-name="P1" draw:layer="layout" svg:x1="19.55cm" svg:y1="4.936cm" svg:x2="19.042cm" svg:y2="6.46cm">
          <text:p/>
        </draw:line>
        <draw:frame draw:style-name="gr3" draw:text-style-name="P8" draw:layer="layout" svg:width="8.164cm" svg:height="0.806cm" svg:x="18.498cm" svg:y="4.13cm">
          <draw:text-box>
            <text:p><text:span text:style-name="T1">One catalog per image per method</text:span></text:p>
          </draw:text-box>
        </draw:frame>
        <draw:frame draw:style-name="gr9" draw:text-style-name="P7" xml:id="id58" draw:id="id58" draw:layer="layout" svg:width="3.435cm" svg:height="0.779cm" svg:x="16.218cm" svg:y="16.745cm">
          <draw:text-box>
            <text:p><text:span text:style-name="T6">SML_method0/</text:span></text:p>
          </draw:text-box>
        </draw:frame>
        <draw:connector draw:style-name="gr10" draw:text-style-name="P1" draw:layer="layout" svg:x1="15.143cm" svg:y1="16.445cm" svg:x2="16.218cm" svg:y2="17.134cm" draw:start-shape="id57" draw:start-glue-point="2" draw:end-shape="id58" draw:end-glue-point="3" svg:d="M15143 16445v689h1075" svg:viewBox="0 0 1076 690">
          <text:p/>
        </draw:connector>
        <draw:frame draw:style-name="gr1" draw:text-style-name="P7" xml:id="id59" draw:id="id59" draw:layer="layout" svg:width="4.26cm" svg:height="0.779cm" svg:x="20.082cm" svg:y="17.441cm">
          <draw:text-box>
            <text:p><text:span text:style-name="T6">name_of_image.fits</text:span></text:p>
          </draw:text-box>
        </draw:frame>
        <draw:connector draw:style-name="gr10" draw:text-style-name="P1" draw:layer="layout" svg:x1="17.935cm" svg:y1="17.524cm" svg:x2="20.082cm" svg:y2="17.83cm" draw:start-shape="id58" draw:start-glue-point="2" draw:end-shape="id59" draw:end-glue-point="3" svg:d="M17935 17524v306h2147" svg:viewBox="0 0 2148 307">
          <text:p/>
        </draw:connector>
        <draw:frame draw:style-name="gr9" draw:text-style-name="P7" xml:id="id60" draw:id="id60" draw:layer="layout" svg:width="2.3cm" svg:height="0.779cm" svg:x="8.072cm" svg:y="17.522cm">
          <draw:text-box>
            <text:p><text:span text:style-name="T6">products/</text:span></text:p>
          </draw:text-box>
        </draw:frame>
        <draw:frame draw:style-name="gr1" draw:text-style-name="P7" xml:id="id69" draw:id="id69" draw:layer="layout" svg:width="4.311cm" svg:height="0.779cm" svg:x="13.828cm" svg:y="19.429cm">
          <draw:text-box>
            <text:p><text:span text:style-name="T6">name_of_image.out</text:span></text:p>
          </draw:text-box>
        </draw:frame>
        <draw:connector draw:style-name="gr10" draw:text-style-name="P1" draw:layer="layout" svg:x1="9.222cm" svg:y1="18.301cm" svg:x2="11.456cm" svg:y2="18.811cm" draw:start-shape="id60" draw:start-glue-point="2" draw:end-shape="id61" draw:end-glue-point="3" svg:d="M9222 18301v526h1692v-16h542" svg:viewBox="0 0 2235 527">
          <text:p/>
        </draw:connector>
        <draw:custom-shape draw:style-name="gr12" draw:text-style-name="P1" draw:layer="layout" svg:width="1.778cm" svg:height="13.424cm" svg:x="4.594cm" svg:y="4.06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1.778cm" svg:height="2.286cm" svg:x="4.688cm" svg:y="17.48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8" draw:layer="layout" svg:width="4.291cm" svg:height="1.361cm" svg:x="0.254cm" svg:y="17.98cm">
          <draw:text-box>
            <text:p><text:span text:style-name="T1">Datatype specific</text:span><text:span text:style-name="T1"><text:line-break/></text:span><text:span text:style-name="T1">“science output”</text:span></text:p>
          </draw:text-box>
        </draw:frame>
        <draw:path draw:style-name="gr13" draw:text-style-name="P1" draw:layer="layout" svg:width="4.742cm" svg:height="1.745cm" svg:x="18.139cm" svg:y="18.288cm" svg:viewBox="0 0 4743 1746" svg:d="M4743 0c-790 1312 475 2375-948 1312-1423-1064-3795 187-3795 187">
          <text:p/>
        </draw:path>
        <draw:frame draw:style-name="gr3" draw:text-style-name="P8" draw:layer="layout" svg:width="6.386cm" svg:height="0.806cm" svg:x="21.83cm" svg:y="19.812cm">
          <draw:text-box>
            <text:p><text:span text:style-name="T1">Datatype-specific io parser</text:span></text:p>
          </draw:text-box>
        </draw:frame>
        <draw:line draw:style-name="gr2" draw:text-style-name="P1" draw:layer="layout" svg:x1="21.082cm" svg:y1="9.398cm" svg:x2="23.644cm" svg:y2="14.478cm">
          <text:p/>
        </draw:line>
        <draw:line draw:style-name="gr2" draw:text-style-name="P1" draw:layer="layout" svg:x1="21.082cm" svg:y1="9.398cm" svg:x2="20.574cm" svg:y2="10.922cm">
          <text:p/>
        </draw:line>
        <draw:line draw:style-name="gr2" draw:text-style-name="P1" draw:layer="layout" svg:x1="21.082cm" svg:y1="9.398cm" svg:x2="17.055cm" svg:y2="8.89cm">
          <text:p/>
        </draw:line>
        <draw:frame draw:style-name="gr14" draw:text-style-name="P8" draw:layer="layout" svg:width="8.321cm" svg:height="1.361cm" svg:x="19.558cm" svg:y="8.037cm">
          <draw:text-box>
            <text:p><text:span text:style-name="T1">ID are shared across the simulation</text:span></text:p>
            <text:p><text:span text:style-name="T1">Folder. They are referenced by xml.</text:span></text:p>
          </draw:text-box>
        </draw:frame>
        <draw:frame draw:style-name="gr1" draw:text-style-name="P7" xml:id="id63" draw:id="id63" draw:layer="layout" svg:width="3.122cm" svg:height="0.779cm" svg:x="19.507cm" svg:y="13.095cm">
          <draw:text-box>
            <text:p><text:span text:style-name="T6">truth_&lt;id&gt;.fits</text:span></text:p>
          </draw:text-box>
        </draw:frame>
        <draw:frame draw:style-name="gr9" draw:text-style-name="P7" xml:id="id62" draw:id="id62" draw:layer="layout" svg:width="2.842cm" svg:height="0.779cm" svg:x="16.155cm" svg:y="12.516cm">
          <draw:text-box>
            <text:p><text:span text:style-name="T6">realisation0/</text:span></text:p>
          </draw:text-box>
        </draw:frame>
        <draw:connector draw:style-name="gr10" draw:text-style-name="P1" draw:layer="layout" svg:x1="14.873cm" svg:y1="12.106cm" svg:x2="16.155cm" svg:y2="12.905cm" draw:start-shape="id52" draw:start-glue-point="2" draw:end-shape="id62" draw:end-glue-point="3" svg:d="M14873 12106v799h1282" svg:viewBox="0 0 1283 800">
          <text:p/>
        </draw:connector>
        <draw:connector draw:style-name="gr10" draw:text-style-name="P1" xml:id="id65" draw:id="id65" draw:layer="layout" svg:x1="17.576cm" svg:y1="13.295cm" svg:x2="19.507cm" svg:y2="13.484cm" draw:start-shape="id62" draw:start-glue-point="2" draw:end-shape="id63" draw:end-glue-point="3" svg:d="M17576 13295v189h1931" svg:viewBox="0 0 1932 190">
          <text:p/>
        </draw:connector>
        <draw:frame draw:style-name="gr3" draw:text-style-name="P8" draw:layer="layout" svg:width="4.481cm" svg:height="0.806cm" svg:x="13.992cm" svg:y="3.682cm">
          <draw:text-box>
            <text:p><text:span text:style-name="T1">Or links to catalog</text:span></text:p>
          </draw:text-box>
        </draw:frame>
        <draw:line draw:style-name="gr2" draw:text-style-name="P1" draw:layer="layout" svg:x1="14.246cm" svg:y1="4.234cm" svg:x2="13.738cm" svg:y2="5.141cm">
          <text:p/>
        </draw:line>
        <draw:line draw:style-name="gr2" draw:text-style-name="P9" draw:layer="layout" svg:x1="19.551cm" svg:y1="4.937cm" svg:x2="19.043cm" svg:y2="6.461cm">
          <text:p/>
        </draw:line>
        <draw:frame draw:style-name="gr9" draw:text-style-name="P7" xml:id="id64" draw:id="id64" draw:layer="layout" svg:width="2.791cm" svg:height="0.779cm" svg:x="8.031cm" svg:y="7.014cm">
          <draw:text-box>
            <text:p><text:span text:style-name="T6">simulations/</text:span></text:p>
          </draw:text-box>
        </draw:frame>
        <draw:connector draw:style-name="gr10" draw:text-style-name="P1" draw:layer="layout" svg:x1="6.744cm" svg:y1="3.775cm" svg:x2="8.031cm" svg:y2="7.403cm" draw:start-shape="id45" draw:start-glue-point="2" draw:end-shape="id64" draw:end-glue-point="3" svg:d="M6744 3775v3628h1287" svg:viewBox="0 0 1288 3629">
          <text:p/>
        </draw:connector>
        <draw:connector draw:style-name="gr10" draw:text-style-name="P1" draw:layer="layout" svg:x1="9.426cm" svg:y1="7.793cm" svg:x2="11.319cm" svg:y2="8.157cm" draw:start-shape="id64" draw:start-glue-point="2" draw:end-shape="id50" draw:end-glue-point="3" svg:d="M9426 7793v364h1893" svg:viewBox="0 0 1894 365">
          <text:p/>
        </draw:connector>
        <draw:frame draw:style-name="gr9" draw:text-style-name="P7" xml:id="id53" draw:id="id53" draw:layer="layout" svg:width="2.842cm" svg:height="0.779cm" svg:x="16.248cm" svg:y="10.272cm">
          <draw:text-box>
            <text:p><text:span text:style-name="T6">realisation0/</text:span></text:p>
          </draw:text-box>
        </draw:frame>
        <draw:connector draw:style-name="gr10" draw:text-style-name="P1" draw:layer="layout" svg:x1="14.739cm" svg:y1="10.379cm" svg:x2="16.248cm" svg:y2="10.661cm" draw:start-shape="id51" draw:start-glue-point="2" draw:end-shape="id53" draw:end-glue-point="3" svg:d="M14739 10379v282h1509" svg:viewBox="0 0 1510 283">
          <text:p/>
        </draw:connector>
        <draw:frame draw:style-name="gr9" draw:text-style-name="P7" xml:id="id66" draw:id="id66" draw:layer="layout" svg:width="2.326cm" svg:height="0.779cm" svg:x="19.481cm" svg:y="14.043cm">
          <draw:text-box>
            <text:p><text:span text:style-name="T6">method0/</text:span></text:p>
          </draw:text-box>
        </draw:frame>
        <draw:connector draw:style-name="gr10" draw:text-style-name="P1" draw:layer="layout" svg:x1="17.576cm" svg:y1="13.484cm" svg:x2="19.481cm" svg:y2="14.432cm" draw:start-shape="id65" draw:start-glue-point="0" draw:end-shape="id66" draw:end-glue-point="3" svg:d="M17576 13484v948h1905" svg:viewBox="0 0 1906 949">
          <text:p/>
        </draw:connector>
        <draw:frame draw:style-name="gr11" draw:text-style-name="P7" xml:id="id67" draw:id="id67" draw:layer="layout" svg:width="2.034cm" svg:height="0.779cm" svg:x="22.012cm" svg:y="14.624cm">
          <draw:text-box>
            <text:p><text:span text:style-name="T6">&lt;id&gt;.fits</text:span></text:p>
          </draw:text-box>
        </draw:frame>
        <draw:connector draw:style-name="gr10" draw:text-style-name="P1" draw:layer="layout" svg:x1="20.644cm" svg:y1="14.822cm" svg:x2="22.012cm" svg:y2="15.013cm" draw:start-shape="id66" draw:start-glue-point="2" draw:end-shape="id67" draw:end-glue-point="3" svg:d="M20644 14822v191h1368" svg:viewBox="0 0 1369 192">
          <text:p/>
        </draw:connector>
        <draw:frame draw:style-name="gr9" draw:text-style-name="P7" xml:id="id68" draw:id="id68" draw:layer="layout" svg:width="2.724cm" svg:height="0.779cm" svg:x="8.058cm" svg:y="14.041cm">
          <draw:text-box>
            <text:p><text:span text:style-name="T6">predictions/</text:span></text:p>
          </draw:text-box>
        </draw:frame>
        <draw:connector draw:style-name="gr10" draw:text-style-name="P1" draw:layer="layout" svg:x1="6.744cm" svg:y1="3.775cm" svg:x2="8.058cm" svg:y2="14.43cm" draw:start-shape="id45" draw:start-glue-point="2" draw:end-shape="id68" draw:end-glue-point="3" svg:d="M6744 3775v10655h1314" svg:viewBox="0 0 1315 10656">
          <text:p/>
        </draw:connector>
        <draw:connector draw:style-name="gr10" draw:text-style-name="P1" draw:layer="layout" svg:x1="9.42cm" svg:y1="14.82cm" svg:x2="11.43cm" svg:y2="15.084cm" draw:start-shape="id68" draw:start-glue-point="2" draw:end-shape="id56" draw:end-glue-point="3" svg:d="M9420 14820v264h2010" svg:viewBox="0 0 2011 265">
          <text:p/>
        </draw:connector>
        <draw:connector draw:style-name="gr10" draw:text-style-name="P1" draw:layer="layout" svg:x1="6.744cm" svg:y1="3.775cm" svg:x2="8.072cm" svg:y2="17.911cm" draw:start-shape="id45" draw:start-glue-point="2" draw:end-shape="id60" draw:end-glue-point="3" svg:d="M6744 3775v14136h1328" svg:viewBox="0 0 1329 14137">
          <text:p/>
        </draw:connector>
        <draw:frame draw:style-name="gr9" draw:text-style-name="P7" xml:id="id61" draw:id="id61" draw:layer="layout" svg:width="2.038cm" svg:height="0.779cm" svg:x="11.456cm" svg:y="18.422cm">
          <draw:text-box>
            <text:p><text:span text:style-name="T6">version/</text:span></text:p>
          </draw:text-box>
        </draw:frame>
        <draw:connector draw:style-name="gr10" draw:text-style-name="P1" draw:layer="layout" svg:x1="12.475cm" svg:y1="19.201cm" svg:x2="13.828cm" svg:y2="19.818cm" draw:start-shape="id61" draw:start-glue-point="2" draw:end-shape="id69" draw:end-glue-point="3" svg:d="M12475 19201v617h1353" svg:viewBox="0 0 1354 618">
          <text:p/>
        </draw:connector>
        <draw:line draw:style-name="gr2" draw:text-style-name="P1" draw:layer="layout" svg:x1="21.082cm" svg:y1="9.398cm" svg:x2="22.374cm" svg:y2="13.095cm">
          <text:p/>
        </draw:line>
        <draw:frame draw:style-name="gr3" draw:text-style-name="P8" draw:layer="layout" svg:width="5.358cm" svg:height="0.806cm" svg:x="0cm" svg:y="9.608cm">
          <draw:text-box>
            <text:p><text:span text:style-name="T1">Datatype independan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mulations referencing</text:p>
          </draw:text-box>
        </draw:frame>
        <draw:frame presentation:style-name="pr4" draw:text-style-name="P8" draw:layer="layout" svg:width="12.297cm" svg:height="12.179cm" svg:x="1.4cm" svg:y="4.914cm" presentation:class="outline">
          <draw:text-box>
            <text:list text:style-name="L3">
              <text:list-item>
                <text:p><text:span text:style-name="T1">Referenced by xml</text:span></text:p>
              </text:list-item>
              <text:list-item>
                <text:p><text:span text:style-name="T1">Image and catalog files referenced by unique ID (how do we do this?)</text:span></text:p>
              </text:list-item>
              <text:list-item>
                <text:p><text:span text:style-name="T1">Deals only with the simulations, does not catalog any galaxy → Header-like</text:span></text:p>
              </text:list-item>
            </text:list>
          </draw:text-box>
        </draw:frame>
        <draw:frame presentation:style-name="pr4" draw:text-style-name="P8" draw:layer="layout" svg:width="12.297cm" svg:height="12.179cm" svg:x="14.313cm" svg:y="4.914cm" presentation:class="outline">
          <draw:text-box>
            <text:p><text:span text:style-name="T1">Tags:</text:span></text:p>
            <text:list text:style-name="L3">
              <text:list-item>
                <text:p><text:span text:style-name="T1">Generation date</text:span></text:p>
              </text:list-item>
              <text:list-item>
                <text:p><text:span text:style-name="T1">Namespace &amp; workspace</text:span></text:p>
              </text:list-item>
              <text:list-item>
                <text:p><text:span text:style-name="T1">Version</text:span></text:p>
              </text:list-item>
              <text:list-item>
                <text:p><text:span text:style-name="T1">Distribution summary (?)</text:span></text:p>
              </text:list-item>
              <text:list-item>
                <text:p><text:span text:style-name="T1">Epoch # &amp; total # of epochs</text:span></text:p>
              </text:list-item>
              <text:list-item>
                <text:p><text:span text:style-name="T1">PSF distribution (constant, variable)</text:span></text:p>
              </text:list-item>
              <text:list-item>
                <text:p><text:span text:style-name="T1">Noise</text:span></text:p>
              </text:list-item>
              <text:list-item>
                <text:p><text:span text:style-name="T1">Image # &amp; total # of image with same characteristic</text:span></text:p>
              </text:list-item>
              <text:list-item>
                <text:p><text:span text:style-name="T1">Comments</text:span></text:p>
              </text:list-item>
              <text:list-item>
                <text:p><text:span text:style-name="T1">Seed of rand gen (?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talog structure</text:p>
          </draw:text-box>
        </draw:frame>
        <draw:frame presentation:style-name="pr4" draw:text-style-name="P8" draw:layer="layout" svg:width="12.297cm" svg:height="12.179cm" svg:x="1.4cm" svg:y="4.914cm" presentation:class="outline">
          <draw:text-box>
            <text:list text:style-name="L3">
              <text:list-item>
                <text:p><text:span text:style-name="T1">FITS arrays</text:span></text:p>
              </text:list-item>
              <text:list-item>
                <text:p><text:span text:style-name="T1">Naming convention: </text:span></text:p>
                <text:list>
                  <text:list-item>
                    <text:p><text:span text:style-name="T1">Observations: name of img</text:span></text:p>
                  </text:list-item>
                  <text:list-item>
                    <text:p><text:span text:style-name="T1">Simulation: see “Sim. Referencing”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12.297cm" svg:height="12.179cm" svg:x="14.313cm" svg:y="4.914cm" presentation:class="outline">
          <draw:text-box>
            <text:p><text:span text:style-name="T1">Contains:</text:span></text:p>
            <text:list text:style-name="L3">
              <text:list-item>
                <text:p><text:span text:style-name="T1">Generation date</text:span></text:p>
              </text:list-item>
              <text:list-item>
                <text:p><text:span text:style-name="T1">Method name</text:span></text:p>
              </text:list-item>
              <text:list-item>
                <text:p><text:span text:style-name="T1">Datatype name</text:span></text:p>
              </text:list-item>
              <text:list-item>
                <text:p><text:span text:style-name="T1">Columns [min]:</text:span></text:p>
                <text:list>
                  <text:list-item>
                    <text:p><text:span text:style-name="T1">Object ID (defined by ?)</text:span></text:p>
                  </text:list-item>
                </text:list>
              </text:list-item>
              <text:list-item>
                <text:p><text:span text:style-name="T1">Additional columns (ie method-specific):</text:span></text:p>
                <text:list>
                  <text:list-item>
                    <text:p><text:span text:style-name="T1">Flux (F) [0</text:span><text:span text:style-name="T7">th</text:span><text:span text:style-name="T1"> moment]</text:span></text:p>
                  </text:list-item>
                  <text:list-item>
                    <text:p><text:span text:style-name="T1">Centroid (x,y) [1</text:span><text:span text:style-name="T7">st</text:span><text:span text:style-name="T1"> moment]</text:span></text:p>
                  </text:list-item>
                  <text:list-item>
                    <text:p><text:span text:style-name="T1">Ellipticity (g1,g2) [2</text:span><text:span text:style-name="T7">nd</text:span><text:span text:style-name="T1"> moment]</text:span></text:p>
                  </text:list-item>
                  <text:list-item>
                    <text:p><text:span text:style-name="T1">Skewness (?) ? [3</text:span><text:span text:style-name="T7">rd</text:span><text:span text:style-name="T1"> moment]</text:span></text:p>
                  </text:list-item>
                  <text:list-item>
                    <text:p><text:span text:style-name="T1">Kurtosis (rho) [4</text:span><text:span text:style-name="T7">th</text:span><text:span text:style-name="T1"> moment]</text:span></text:p>
                  </text:list-item>
                  <text:list-item>
                    <text:p><text:span text:style-name="T1">a, b, </text:span><text:span text:style-name="T8">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4-06-16T08:34:39</dc:date>
          <text:p/>
        </officeooo:annotation>
      </draw:page>
      <draw:page draw:name="page8" draw:style-name="dp1" draw:master-page-name="Default" presentation:presentation-page-layout-name="AL1T19">
        <office:forms form:automatic-focus="false" form:apply-design-mode="false"/>
        <draw:frame draw:style-name="gr1" draw:text-style-name="P7" xml:id="id70" draw:id="id70" draw:layer="layout" svg:width="3.215cm" svg:height="0.779cm" svg:x="5.43cm" svg:y="4.284cm">
          <draw:text-box>
            <text:p><text:span text:style-name="T6">Draw galaxies</text:span></text:p>
          </draw:text-box>
        </draw:frame>
        <draw:frame draw:style-name="gr1" draw:text-style-name="P7" xml:id="id72" draw:id="id72" draw:layer="layout" svg:width="2.444cm" svg:height="0.779cm" svg:x="16.448cm" svg:y="4.318cm">
          <draw:text-box>
            <text:p><text:span text:style-name="T6">Add noise</text:span></text:p>
          </draw:text-box>
        </draw:frame>
        <draw:frame draw:style-name="gr1" draw:text-style-name="P7" xml:id="id71" draw:id="id71" draw:layer="layout" svg:width="4.138cm" svg:height="0.779cm" svg:x="10.414cm" svg:y="4.318cm">
          <draw:text-box>
            <text:p><text:span text:style-name="T6">Convolve with PSF</text:span></text:p>
          </draw:text-box>
        </draw:frame>
        <draw:connector draw:style-name="gr2" draw:text-style-name="P1" draw:layer="layout" svg:x1="8.645cm" svg:y1="4.673cm" svg:x2="10.414cm" svg:y2="4.707cm" draw:start-shape="id70" draw:start-glue-point="1" draw:end-shape="id71" svg:d="M8645 4673h885v34h884" svg:viewBox="0 0 1770 35">
          <text:p/>
        </draw:connector>
        <draw:connector draw:style-name="gr2" draw:text-style-name="P1" draw:layer="layout" svg:x1="14.552cm" svg:y1="4.707cm" svg:x2="16.448cm" svg:y2="4.707cm" draw:start-shape="id71" draw:start-glue-point="1" draw:end-shape="id72" draw:end-glue-point="3" svg:d="M14552 4707h1896" svg:viewBox="0 0 1897 1">
          <text:p/>
        </draw:connector>
        <draw:frame draw:style-name="gr3" draw:layer="layout" svg:width="3.702cm" svg:height="0.962cm" svg:x="0.762cm" svg:y="4.064cm">
          <draw:text-box>
            <text:p>Control-like</text:p>
          </draw:text-box>
        </draw:frame>
        <draw:frame draw:style-name="gr3" draw:layer="layout" svg:width="4.795cm" svg:height="0.962cm" svg:x="0.762cm" svg:y="5.842cm">
          <draw:text-box>
            <text:p>MultiEpoch-like</text:p>
          </draw:text-box>
        </draw:frame>
        <draw:frame draw:style-name="gr1" draw:text-style-name="P7" xml:id="id73" draw:id="id73" draw:layer="layout" svg:width="4.146cm" svg:height="0.779cm" svg:x="20.802cm" svg:y="4.345cm">
          <draw:text-box>
            <text:p><text:span text:style-name="T6">Save img + sim cat</text:span></text:p>
          </draw:text-box>
        </draw:frame>
        <draw:connector draw:style-name="gr2" draw:text-style-name="P1" draw:layer="layout" svg:x1="18.892cm" svg:y1="4.707cm" svg:x2="20.802cm" svg:y2="4.734cm" draw:start-shape="id72" draw:start-glue-point="1" draw:end-shape="id73" draw:end-glue-point="3" svg:d="M18892 4707h955v27h955" svg:viewBox="0 0 1911 28">
          <text:p/>
        </draw:connector>
        <draw:frame draw:style-name="gr1" draw:text-style-name="P7" xml:id="id74" draw:id="id74" draw:layer="layout" svg:width="3.215cm" svg:height="0.779cm" svg:x="5.374cm" svg:y="6.604cm">
          <draw:text-box>
            <text:p><text:span text:style-name="T6">Draw galaxies</text:span></text:p>
          </draw:text-box>
        </draw:frame>
        <draw:frame draw:style-name="gr1" draw:text-style-name="P7" xml:id="id76" draw:id="id76" draw:layer="layout" svg:width="2.444cm" svg:height="0.779cm" svg:x="16.392cm" svg:y="6.638cm">
          <draw:text-box>
            <text:p><text:span text:style-name="T6">Add noise</text:span></text:p>
          </draw:text-box>
        </draw:frame>
        <draw:frame draw:style-name="gr1" draw:text-style-name="P7" xml:id="id75" draw:id="id75" draw:layer="layout" svg:width="4.138cm" svg:height="0.779cm" svg:x="10.358cm" svg:y="6.638cm">
          <draw:text-box>
            <text:p><text:span text:style-name="T6">Convolve with PSF</text:span></text:p>
          </draw:text-box>
        </draw:frame>
        <draw:connector draw:style-name="gr2" draw:text-style-name="P1" draw:layer="layout" svg:x1="8.589cm" svg:y1="6.993cm" svg:x2="10.358cm" svg:y2="7.027cm" draw:start-shape="id74" draw:start-glue-point="1" draw:end-shape="id75" svg:d="M8589 6993h885v34h884" svg:viewBox="0 0 1770 35">
          <text:p/>
        </draw:connector>
        <draw:connector draw:style-name="gr2" draw:text-style-name="P1" draw:layer="layout" svg:x1="14.496cm" svg:y1="7.027cm" svg:x2="16.392cm" svg:y2="7.027cm" draw:start-shape="id75" draw:start-glue-point="1" draw:end-shape="id76" draw:end-glue-point="3" svg:d="M14496 7027h1896" svg:viewBox="0 0 1897 1">
          <text:p/>
        </draw:connector>
        <draw:frame draw:style-name="gr1" draw:text-style-name="P7" xml:id="id77" draw:id="id77" draw:layer="layout" svg:width="4.146cm" svg:height="0.779cm" svg:x="20.746cm" svg:y="6.665cm">
          <draw:text-box>
            <text:p><text:span text:style-name="T6">Save img + sim cat</text:span></text:p>
          </draw:text-box>
        </draw:frame>
        <draw:connector draw:style-name="gr2" draw:text-style-name="P1" draw:layer="layout" svg:x1="18.836cm" svg:y1="7.027cm" svg:x2="20.746cm" svg:y2="7.054cm" draw:start-shape="id76" draw:start-glue-point="1" draw:end-shape="id77" draw:end-glue-point="3" svg:d="M18836 7027h955v27h955" svg:viewBox="0 0 1911 28">
          <text:p/>
        </draw:connector>
        <draw:frame draw:style-name="gr1" draw:text-style-name="P7" xml:id="id78" draw:id="id78" draw:layer="layout" svg:width="2.444cm" svg:height="0.779cm" svg:x="16.409cm" svg:y="7.708cm">
          <draw:text-box>
            <text:p><text:span text:style-name="T6">Add noise</text:span></text:p>
          </draw:text-box>
        </draw:frame>
        <draw:connector draw:style-name="gr2" draw:text-style-name="P1" draw:layer="layout" svg:x1="14.496cm" svg:y1="7.027cm" svg:x2="16.409cm" svg:y2="8.097cm" draw:start-shape="id75" draw:start-glue-point="1" draw:end-shape="id78" draw:end-glue-point="3" svg:d="M14496 7027h957v1070h956" svg:viewBox="0 0 1914 1071">
          <text:p/>
        </draw:connector>
        <draw:frame draw:style-name="gr1" draw:text-style-name="P7" xml:id="id79" draw:id="id79" draw:layer="layout" svg:width="4.146cm" svg:height="0.779cm" svg:x="20.763cm" svg:y="7.735cm">
          <draw:text-box>
            <text:p><text:span text:style-name="T6">Save img + sim cat</text:span></text:p>
          </draw:text-box>
        </draw:frame>
        <draw:connector draw:style-name="gr2" draw:text-style-name="P1" draw:layer="layout" svg:x1="18.853cm" svg:y1="8.097cm" svg:x2="20.763cm" svg:y2="8.124cm" draw:start-shape="id78" draw:start-glue-point="1" draw:end-shape="id79" draw:end-glue-point="3" svg:d="M18853 8097h955v27h955" svg:viewBox="0 0 1911 28">
          <text:p/>
        </draw:connector>
        <draw:frame draw:style-name="gr3" draw:layer="layout" svg:width="5.167cm" svg:height="0.962cm" svg:x="0.929cm" svg:y="11.067cm">
          <draw:text-box>
            <text:p>VariablePSF-like</text:p>
          </draw:text-box>
        </draw:frame>
        <draw:frame draw:style-name="gr1" draw:text-style-name="P7" xml:id="id80" draw:id="id80" draw:layer="layout" svg:width="3.215cm" svg:height="0.779cm" svg:x="5.317cm" svg:y="9.933cm">
          <draw:text-box>
            <text:p><text:span text:style-name="T6">Draw galaxies</text:span></text:p>
          </draw:text-box>
        </draw:frame>
        <draw:frame draw:style-name="gr1" draw:text-style-name="P7" xml:id="id82" draw:id="id82" draw:layer="layout" svg:width="2.444cm" svg:height="0.779cm" svg:x="16.335cm" svg:y="9.967cm">
          <draw:text-box>
            <text:p><text:span text:style-name="T6">Add noise</text:span></text:p>
          </draw:text-box>
        </draw:frame>
        <draw:frame draw:style-name="gr1" draw:text-style-name="P7" xml:id="id81" draw:id="id81" draw:layer="layout" svg:width="4.349cm" svg:height="0.779cm" svg:x="10.301cm" svg:y="9.967cm">
          <draw:text-box>
            <text:p><text:span text:style-name="T6">Convolve with PSF i</text:span></text:p>
          </draw:text-box>
        </draw:frame>
        <draw:connector draw:style-name="gr2" draw:text-style-name="P1" draw:layer="layout" svg:x1="8.532cm" svg:y1="10.322cm" svg:x2="10.301cm" svg:y2="10.356cm" draw:start-shape="id80" draw:start-glue-point="1" draw:end-shape="id81" svg:d="M8532 10322h885v34h884" svg:viewBox="0 0 1770 35">
          <text:p/>
        </draw:connector>
        <draw:connector draw:style-name="gr2" draw:text-style-name="P1" draw:layer="layout" svg:x1="14.65cm" svg:y1="10.356cm" svg:x2="16.335cm" svg:y2="10.356cm" draw:start-shape="id81" draw:start-glue-point="1" draw:end-shape="id82" draw:end-glue-point="3" svg:d="M14650 10356h1685" svg:viewBox="0 0 1686 1">
          <text:p/>
        </draw:connector>
        <draw:frame draw:style-name="gr1" draw:text-style-name="P7" xml:id="id83" draw:id="id83" draw:layer="layout" svg:width="4.146cm" svg:height="0.779cm" svg:x="20.689cm" svg:y="9.994cm">
          <draw:text-box>
            <text:p><text:span text:style-name="T6">Save img + sim cat</text:span></text:p>
          </draw:text-box>
        </draw:frame>
        <draw:connector draw:style-name="gr2" draw:text-style-name="P1" draw:layer="layout" svg:x1="18.779cm" svg:y1="10.356cm" svg:x2="20.689cm" svg:y2="10.383cm" draw:start-shape="id82" draw:start-glue-point="1" draw:end-shape="id83" draw:end-glue-point="3" svg:d="M18779 10356h955v27h955" svg:viewBox="0 0 1911 28">
          <text:p/>
        </draw:connector>
        <draw:frame draw:style-name="gr1" draw:text-style-name="P7" xml:id="id85" draw:id="id85" draw:layer="layout" svg:width="2.444cm" svg:height="0.779cm" svg:x="16.375cm" svg:y="11.067cm">
          <draw:text-box>
            <text:p><text:span text:style-name="T6">Add noise</text:span></text:p>
          </draw:text-box>
        </draw:frame>
        <draw:frame draw:style-name="gr1" draw:text-style-name="P7" xml:id="id84" draw:id="id84" draw:layer="layout" svg:width="4.349cm" svg:height="0.779cm" svg:x="10.341cm" svg:y="11.067cm">
          <draw:text-box>
            <text:p><text:span text:style-name="T6">Convolve with PSF j</text:span></text:p>
          </draw:text-box>
        </draw:frame>
        <draw:connector draw:style-name="gr2" draw:text-style-name="P1" draw:layer="layout" svg:x1="8.532cm" svg:y1="10.322cm" svg:x2="10.341cm" svg:y2="11.456cm" draw:start-shape="id80" draw:start-glue-point="1" draw:end-shape="id84" svg:d="M8532 10322h905v1134h904" svg:viewBox="0 0 1810 1135">
          <text:p/>
        </draw:connector>
        <draw:connector draw:style-name="gr2" draw:text-style-name="P1" draw:layer="layout" svg:x1="14.69cm" svg:y1="11.456cm" svg:x2="16.375cm" svg:y2="11.456cm" draw:start-shape="id84" draw:start-glue-point="1" draw:end-shape="id85" draw:end-glue-point="3" svg:d="M14690 11456h1685" svg:viewBox="0 0 1686 1">
          <text:p/>
        </draw:connector>
        <draw:frame draw:style-name="gr1" draw:text-style-name="P7" xml:id="id86" draw:id="id86" draw:layer="layout" svg:width="4.146cm" svg:height="0.779cm" svg:x="20.729cm" svg:y="11.094cm">
          <draw:text-box>
            <text:p><text:span text:style-name="T6">Save img + sim cat</text:span></text:p>
          </draw:text-box>
        </draw:frame>
        <draw:connector draw:style-name="gr2" draw:text-style-name="P1" draw:layer="layout" svg:x1="18.819cm" svg:y1="11.456cm" svg:x2="20.729cm" svg:y2="11.483cm" draw:start-shape="id85" draw:start-glue-point="1" draw:end-shape="id86" draw:end-glue-point="3" svg:d="M18819 11456h955v27h955" svg:viewBox="0 0 1911 28">
          <text:p/>
        </draw:connector>
        <draw:frame draw:style-name="gr3" draw:layer="layout" svg:width="2.682cm" svg:height="0.962cm" svg:x="1.016cm" svg:y="13.716cm">
          <draw:text-box>
            <text:p>Full-like</text:p>
          </draw:text-box>
        </draw:frame>
        <draw:frame draw:style-name="gr1" draw:text-style-name="P7" xml:id="id87" draw:id="id87" draw:layer="layout" svg:width="3.215cm" svg:height="0.779cm" svg:x="5.317cm" svg:y="13.916cm">
          <draw:text-box>
            <text:p><text:span text:style-name="T6">Draw galaxies</text:span></text:p>
          </draw:text-box>
        </draw:frame>
        <draw:frame draw:style-name="gr1" draw:text-style-name="P7" xml:id="id89" draw:id="id89" draw:layer="layout" svg:width="2.444cm" svg:height="0.779cm" svg:x="16.335cm" svg:y="13.95cm">
          <draw:text-box>
            <text:p><text:span text:style-name="T6">Add noise</text:span></text:p>
          </draw:text-box>
        </draw:frame>
        <draw:frame draw:style-name="gr1" draw:text-style-name="P7" xml:id="id88" draw:id="id88" draw:layer="layout" svg:width="4.349cm" svg:height="0.779cm" svg:x="10.301cm" svg:y="13.95cm">
          <draw:text-box>
            <text:p><text:span text:style-name="T6">Convolve with PSF i</text:span></text:p>
          </draw:text-box>
        </draw:frame>
        <draw:connector draw:style-name="gr2" draw:text-style-name="P1" draw:layer="layout" svg:x1="8.532cm" svg:y1="14.305cm" svg:x2="10.301cm" svg:y2="14.339cm" draw:start-shape="id87" draw:start-glue-point="1" draw:end-shape="id88" svg:d="M8532 14305h885v34h884" svg:viewBox="0 0 1770 35">
          <text:p/>
        </draw:connector>
        <draw:connector draw:style-name="gr2" draw:text-style-name="P1" draw:layer="layout" svg:x1="14.65cm" svg:y1="14.339cm" svg:x2="16.335cm" svg:y2="14.339cm" draw:start-shape="id88" draw:start-glue-point="1" draw:end-shape="id89" draw:end-glue-point="3" svg:d="M14650 14339h1685" svg:viewBox="0 0 1686 1">
          <text:p/>
        </draw:connector>
        <draw:frame draw:style-name="gr1" draw:text-style-name="P7" xml:id="id90" draw:id="id90" draw:layer="layout" svg:width="4.146cm" svg:height="0.779cm" svg:x="20.689cm" svg:y="13.977cm">
          <draw:text-box>
            <text:p><text:span text:style-name="T6">Save img + sim cat</text:span></text:p>
          </draw:text-box>
        </draw:frame>
        <draw:connector draw:style-name="gr2" draw:text-style-name="P1" draw:layer="layout" svg:x1="18.779cm" svg:y1="14.339cm" svg:x2="20.689cm" svg:y2="14.366cm" draw:start-shape="id89" draw:start-glue-point="1" draw:end-shape="id90" draw:end-glue-point="3" svg:d="M18779 14339h955v27h955" svg:viewBox="0 0 1911 28">
          <text:p/>
        </draw:connector>
        <draw:frame draw:style-name="gr1" draw:text-style-name="P7" xml:id="id91" draw:id="id91" draw:layer="layout" svg:width="2.444cm" svg:height="0.779cm" svg:x="16.352cm" svg:y="15.02cm">
          <draw:text-box>
            <text:p><text:span text:style-name="T6">Add noise</text:span></text:p>
          </draw:text-box>
        </draw:frame>
        <draw:connector draw:style-name="gr2" draw:text-style-name="P1" draw:layer="layout" svg:x1="14.65cm" svg:y1="14.339cm" svg:x2="16.352cm" svg:y2="15.409cm" draw:start-shape="id88" draw:start-glue-point="1" draw:end-shape="id91" draw:end-glue-point="3" svg:d="M14650 14339h851v1070h851" svg:viewBox="0 0 1703 1071">
          <text:p/>
        </draw:connector>
        <draw:frame draw:style-name="gr1" draw:text-style-name="P7" xml:id="id92" draw:id="id92" draw:layer="layout" svg:width="4.146cm" svg:height="0.779cm" svg:x="20.706cm" svg:y="15.047cm">
          <draw:text-box>
            <text:p><text:span text:style-name="T6">Save img + sim cat</text:span></text:p>
          </draw:text-box>
        </draw:frame>
        <draw:connector draw:style-name="gr2" draw:text-style-name="P1" draw:layer="layout" svg:x1="18.796cm" svg:y1="15.409cm" svg:x2="20.706cm" svg:y2="15.436cm" draw:start-shape="id91" draw:start-glue-point="1" draw:end-shape="id92" draw:end-glue-point="3" svg:d="M18796 15409h955v27h955" svg:viewBox="0 0 1911 28">
          <text:p/>
        </draw:connector>
        <draw:frame draw:style-name="gr1" draw:text-style-name="P7" xml:id="id94" draw:id="id94" draw:layer="layout" svg:width="2.444cm" svg:height="0.779cm" svg:x="16.375cm" svg:y="16.202cm">
          <draw:text-box>
            <text:p><text:span text:style-name="T6">Add noise</text:span></text:p>
          </draw:text-box>
        </draw:frame>
        <draw:frame draw:style-name="gr1" draw:text-style-name="P7" xml:id="id93" draw:id="id93" draw:layer="layout" svg:width="4.349cm" svg:height="0.779cm" svg:x="10.341cm" svg:y="16.202cm">
          <draw:text-box>
            <text:p><text:span text:style-name="T6">Convolve with PSF j</text:span></text:p>
          </draw:text-box>
        </draw:frame>
        <draw:connector draw:style-name="gr2" draw:text-style-name="P1" draw:layer="layout" svg:x1="8.532cm" svg:y1="14.305cm" svg:x2="10.341cm" svg:y2="16.591cm" draw:start-shape="id87" draw:start-glue-point="1" draw:end-shape="id93" svg:d="M8532 14305h905v2286h904" svg:viewBox="0 0 1810 2287">
          <text:p/>
        </draw:connector>
        <draw:connector draw:style-name="gr2" draw:text-style-name="P1" draw:layer="layout" svg:x1="14.69cm" svg:y1="16.591cm" svg:x2="16.375cm" svg:y2="16.591cm" draw:start-shape="id93" draw:start-glue-point="1" draw:end-shape="id94" draw:end-glue-point="3" svg:d="M14690 16591h1685" svg:viewBox="0 0 1686 1">
          <text:p/>
        </draw:connector>
        <draw:frame draw:style-name="gr1" draw:text-style-name="P7" xml:id="id95" draw:id="id95" draw:layer="layout" svg:width="4.146cm" svg:height="0.779cm" svg:x="20.729cm" svg:y="16.229cm">
          <draw:text-box>
            <text:p><text:span text:style-name="T6">Save img + sim cat</text:span></text:p>
          </draw:text-box>
        </draw:frame>
        <draw:connector draw:style-name="gr2" draw:text-style-name="P1" draw:layer="layout" svg:x1="18.819cm" svg:y1="16.591cm" svg:x2="20.729cm" svg:y2="16.618cm" draw:start-shape="id94" draw:start-glue-point="1" draw:end-shape="id95" draw:end-glue-point="3" svg:d="M18819 16591h955v27h955" svg:viewBox="0 0 1911 28">
          <text:p/>
        </draw:connector>
        <draw:frame draw:style-name="gr1" draw:text-style-name="P7" xml:id="id96" draw:id="id96" draw:layer="layout" svg:width="2.444cm" svg:height="0.779cm" svg:x="16.392cm" svg:y="17.272cm">
          <draw:text-box>
            <text:p><text:span text:style-name="T6">Add noise</text:span></text:p>
          </draw:text-box>
        </draw:frame>
        <draw:connector draw:style-name="gr2" draw:text-style-name="P1" draw:layer="layout" svg:x1="14.69cm" svg:y1="16.591cm" svg:x2="16.392cm" svg:y2="17.661cm" draw:start-shape="id93" draw:start-glue-point="1" draw:end-shape="id96" draw:end-glue-point="3" svg:d="M14690 16591h851v1070h851" svg:viewBox="0 0 1703 1071">
          <text:p/>
        </draw:connector>
        <draw:frame draw:style-name="gr1" draw:text-style-name="P7" xml:id="id97" draw:id="id97" draw:layer="layout" svg:width="4.146cm" svg:height="0.779cm" svg:x="20.746cm" svg:y="17.299cm">
          <draw:text-box>
            <text:p><text:span text:style-name="T6">Save img + sim cat</text:span></text:p>
          </draw:text-box>
        </draw:frame>
        <draw:connector draw:style-name="gr2" draw:text-style-name="P1" draw:layer="layout" svg:x1="18.836cm" svg:y1="17.661cm" svg:x2="20.746cm" svg:y2="17.688cm" draw:start-shape="id96" draw:start-glue-point="1" draw:end-shape="id97" draw:end-glue-point="3" svg:d="M18836 17661h955v27h955" svg:viewBox="0 0 1911 28">
          <text:p/>
        </draw:connector>
        <draw:frame presentation:style-name="pr1" draw:layer="layout" svg:width="25.199cm" svg:height="3.506cm" svg:x="1.4cm" svg:y="0.837cm" presentation:class="title">
          <draw:text-box>
            <text:p>Simulations – module design</text:p>
          </draw:text-box>
        </draw:frame>
        <draw:custom-shape draw:style-name="gr15" draw:text-style-name="P1" draw:layer="layout" svg:width="4.826cm" svg:height="16.002cm" svg:x="15.2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draw:layer="layout" svg:width="4.583cm" svg:height="0.806cm" svg:x="15.229cm" svg:y="19.006cm">
          <draw:text-box>
            <text:p><text:span text:style-name="T1">Optional &amp; tunab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 PSF – New experiments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“</text:span><text:span text:style-name="T1">New great3 branches in variable PSF from space”</text:span></text:p>
              </text:list-item>
              <text:list-item>
                <text:p><text:span text:style-name="T1">Constant-Galaxy-InfSNR (CGI) – Galaxies constant – PSF var (SNR=inf)</text:span></text:p>
              </text:list-item>
              <text:list-item>
                <text:p><text:span text:style-name="T1">Variable-Galaxy-InfSNR (VGI) – Galaxies variable – PSF var (SNR=inf)</text:span></text:p>
              </text:list-item>
              <text:list-item>
                <text:p><text:span text:style-name="T1">Variable-Galaxy-HighSNR (VGH) – Galaxies variable – PSF var (SNR &gt;= 500)</text:span></text:p>
                <text:p><text:span text:style-name="T1"/></text:p>
                <text:p><text:span text:style-name="T1"/></text:p>
              </text:list-item>
              <text:list-item>
                <text:p><text:span text:style-name="T1">To be generated with GalSim &amp; Great3 softwar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ulations – module parameters</text:p>
          </draw:text-box>
        </draw:frame>
        <draw:frame draw:style-name="gr1" draw:text-style-name="P7" xml:id="id98" draw:id="id98" draw:layer="layout" svg:width="4.112cm" svg:height="0.779cm" svg:x="11.128cm" svg:y="5.317cm">
          <draw:text-box>
            <text:p><text:span text:style-name="T6">Simulation Params</text:span></text:p>
          </draw:text-box>
        </draw:frame>
        <draw:frame draw:style-name="gr1" draw:text-style-name="P7" draw:layer="layout" svg:width="3.215cm" svg:height="0.779cm" svg:x="15.348cm" svg:y="6.841cm">
          <draw:text-box>
            <text:p><text:span text:style-name="T6">Sersicn distrib</text:span></text:p>
          </draw:text-box>
        </draw:frame>
        <draw:frame draw:style-name="gr1" draw:text-style-name="P7" draw:layer="layout" svg:width="2.601cm" svg:height="0.779cm" svg:x="15.348cm" svg:y="7.857cm">
          <draw:text-box>
            <text:p><text:span text:style-name="T6">Flux distrib</text:span></text:p>
          </draw:text-box>
        </draw:frame>
        <draw:frame draw:style-name="gr1" draw:text-style-name="P7" draw:layer="layout" svg:width="3.448cm" svg:height="0.779cm" svg:x="15.348cm" svg:y="8.873cm">
          <draw:text-box>
            <text:p><text:span text:style-name="T6">Ellipticity distrib</text:span></text:p>
          </draw:text-box>
        </draw:frame>
        <draw:frame draw:style-name="gr1" draw:text-style-name="P7" draw:layer="layout" svg:width="2.626cm" svg:height="0.779cm" svg:x="15.348cm" svg:y="9.889cm">
          <draw:text-box>
            <text:p><text:span text:style-name="T6">Size distrib</text:span></text:p>
          </draw:text-box>
        </draw:frame>
        <draw:custom-shape draw:style-name="gr16" draw:text-style-name="P1" xml:id="id99" draw:id="id99" draw:layer="layout" svg:width="5.334cm" svg:height="4.318cm" svg:x="14.732cm" svg:y="6.604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184cm" svg:y1="6.096cm" svg:x2="14.732cm" svg:y2="8.763cm" draw:start-shape="id98" draw:start-glue-point="2" draw:end-shape="id99" draw:end-glue-point="3" svg:d="M13184 6096v2667h1548" svg:viewBox="0 0 1549 2668">
          <text:p/>
        </draw:connector>
        <draw:frame draw:style-name="gr3" draw:text-style-name="P10" draw:layer="layout" svg:width="4.092cm" svg:height="0.729cm" draw:transform="rotate (1.5707963267949) translate (19.337cm 10.922cm)">
          <draw:text-box>
            <text:p><text:span text:style-name="T9">Galaxy properties</text:span></text:p>
          </draw:text-box>
        </draw:frame>
        <draw:frame draw:style-name="gr1" draw:text-style-name="P7" draw:layer="layout" svg:width="2.694cm" svg:height="0.779cm" svg:x="6.966cm" svg:y="6.841cm">
          <draw:text-box>
            <text:p><text:span text:style-name="T6">SNR distrib</text:span></text:p>
          </draw:text-box>
        </draw:frame>
        <draw:frame draw:style-name="gr1" draw:text-style-name="P7" draw:layer="layout" svg:width="2.652cm" svg:height="0.779cm" svg:x="6.966cm" svg:y="7.857cm">
          <draw:text-box>
            <text:p><text:span text:style-name="T6">Stamp size</text:span></text:p>
          </draw:text-box>
        </draw:frame>
        <draw:frame draw:style-name="gr1" draw:text-style-name="P7" draw:layer="layout" svg:width="2.94cm" svg:height="0.779cm" svg:x="6.966cm" svg:y="8.873cm">
          <draw:text-box>
            <text:p><text:span text:style-name="T6"># of galaxies</text:span></text:p>
          </draw:text-box>
        </draw:frame>
        <draw:custom-shape draw:style-name="gr16" draw:text-style-name="P1" xml:id="id100" draw:id="id100" draw:layer="layout" svg:width="5.334cm" svg:height="6.604cm" svg:x="6.35cm" svg:y="6.604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3.923cm" svg:height="0.729cm" draw:transform="rotate (1.5707963267949) translate (10.701cm 10.668cm)">
          <draw:text-box>
            <text:p><text:span text:style-name="T9">Image properties</text:span></text:p>
          </draw:text-box>
        </draw:frame>
        <draw:connector draw:style-name="gr2" draw:text-style-name="P1" draw:layer="layout" svg:x1="13.184cm" svg:y1="6.096cm" svg:x2="11.684cm" svg:y2="9.906cm" draw:start-shape="id98" draw:start-glue-point="2" draw:end-shape="id100" draw:end-glue-point="1" svg:d="M13184 6096v3810h-1500" svg:viewBox="0 0 1501 3811">
          <text:p/>
        </draw:connector>
        <draw:frame draw:style-name="gr17" draw:text-style-name="P7" draw:layer="layout" svg:width="2.123cm" svg:height="0.779cm" svg:x="7.021cm" svg:y="9.889cm">
          <draw:text-box>
            <text:p><text:span text:style-name="T6">Var PSF</text:span></text:p>
          </draw:text-box>
        </draw:frame>
        <draw:frame draw:style-name="gr1" draw:text-style-name="P7" draw:layer="layout" svg:width="2.605cm" svg:height="0.779cm" svg:x="7.047cm" svg:y="10.922cm">
          <draw:text-box>
            <text:p><text:span text:style-name="T6">Multiepoch</text:span></text:p>
          </draw:text-box>
        </draw:frame>
        <draw:frame draw:style-name="gr1" draw:text-style-name="P12" draw:layer="layout" svg:width="4.502cm" svg:height="0.779cm" svg:x="7.047cm" svg:y="11.938cm">
          <draw:text-box>
            <text:p text:style-name="P11"><text:span text:style-name="T6">Wave length, color,...</text:span></text:p>
          </draw:text-box>
        </draw:frame>
        <draw:frame draw:style-name="gr3" draw:layer="layout" svg:width="16.487cm" svg:height="0.962cm" svg:x="2.286cm" svg:y="14.024cm">
          <draw:text-box>
            <text:p>Simulations parameters are defined in a configuration file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asurement – module design</text:p>
          </draw:text-box>
        </draw:frame>
        <draw:frame draw:style-name="gr1" draw:text-style-name="P7" xml:id="id104" draw:id="id104" draw:layer="layout" svg:width="3.359cm" svg:height="0.779cm" svg:x="5.457cm" svg:y="4.311cm">
          <draw:text-box>
            <text:p><text:span text:style-name="T6">Measurements</text:span></text:p>
          </draw:text-box>
        </draw:frame>
        <draw:frame draw:style-name="gr18" draw:text-style-name="P7" xml:id="id101" draw:id="id101" draw:layer="layout" svg:width="1.97cm" svg:height="0.779cm" svg:x="6.15cm" svg:y="6.858cm">
          <draw:text-box>
            <text:p><text:span text:style-name="T6">method</text:span></text:p>
          </draw:text-box>
        </draw:frame>
        <draw:frame draw:style-name="gr3" draw:text-style-name="P7" xml:id="id102" draw:id="id102" draw:layer="layout" svg:width="3.507cm" svg:height="3.119cm" svg:x="5.383cm" svg:y="9.398cm">
          <draw:text-box>
            <text:p><text:span text:style-name="T6">Methods:</text:span></text:p>
            <text:list text:style-name="L1">
              <text:list-item>
                <text:p><text:span text:style-name="T6">__int__()</text:span></text:p>
              </text:list-item>
              <text:list-item>
                <text:p><text:span text:style-name="T6">run() </text:span></text:p>
              </text:list-item>
              <text:list-item>
                <text:p><text:span text:style-name="T6">prep_meas()</text:span></text:p>
              </text:list-item>
              <text:list-item>
                <text:p><text:span text:style-name="T6">measure()</text:span></text:p>
              </text:list-item>
              <text:list-item>
                <text:p><text:span text:style-name="T6">catalog()</text:span></text:p>
              </text:list-item>
            </text:list>
          </draw:text-box>
        </draw:frame>
        <draw:frame draw:style-name="gr1" draw:text-style-name="P7" xml:id="id103" draw:id="id103" draw:layer="layout" svg:width="3.24cm" svg:height="0.779cm" svg:x="10.467cm" svg:y="10.651cm">
          <draw:text-box>
            <text:p><text:span text:style-name="T6">Method library</text:span></text:p>
          </draw:text-box>
        </draw:frame>
        <draw:connector draw:style-name="gr2" draw:text-style-name="P1" draw:layer="layout" svg:x1="7.135cm" svg:y1="7.637cm" svg:x2="7.136cm" svg:y2="9.398cm" draw:start-shape="id101" draw:start-glue-point="2" draw:end-shape="id102" svg:d="M7135 7637v894h1v867" svg:viewBox="0 0 2 1762">
          <text:p/>
        </draw:connector>
        <draw:connector draw:style-name="gr2" draw:text-style-name="P1" draw:layer="layout" svg:x1="10.467cm" svg:y1="11.04cm" svg:x2="8.89cm" svg:y2="10.957cm" draw:start-shape="id103" draw:start-glue-point="3" draw:end-shape="id102" svg:d="M10467 11040h-801v-83h-776" svg:viewBox="0 0 1578 84">
          <text:p/>
        </draw:connector>
        <draw:connector draw:style-name="gr2" draw:text-style-name="P1" draw:layer="layout" svg:x1="7.136cm" svg:y1="5.09cm" svg:x2="7.135cm" svg:y2="6.858cm" draw:start-shape="id104" draw:start-glue-point="2" draw:end-shape="id101" draw:end-glue-point="0" svg:d="M7136 5090v884h-1v884" svg:viewBox="0 0 2 1769">
          <text:p/>
        </draw:connecto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ervised Learning – module design</text:p>
          </draw:text-box>
        </draw:frame>
        <draw:frame draw:style-name="gr1" draw:text-style-name="P7" xml:id="id107" draw:id="id107" draw:layer="layout" svg:width="4.307cm" svg:height="0.779cm" svg:x="4.837cm" svg:y="4.343cm">
          <draw:text-box>
            <text:p><text:span text:style-name="T6">Supervised learning</text:span></text:p>
          </draw:text-box>
        </draw:frame>
        <draw:frame draw:style-name="gr18" draw:text-style-name="P7" xml:id="id108" draw:id="id108" draw:layer="layout" svg:width="2.944cm" svg:height="0.779cm" svg:x="5.588cm" svg:y="6.841cm">
          <draw:text-box>
            <text:p><text:span text:style-name="T6">SML method</text:span></text:p>
          </draw:text-box>
        </draw:frame>
        <draw:frame draw:style-name="gr3" draw:text-style-name="P7" xml:id="id106" draw:id="id106" draw:layer="layout" svg:width="3.109cm" svg:height="2.641cm" svg:x="5.527cm" svg:y="12.532cm">
          <draw:text-box>
            <text:p><text:span text:style-name="T6">Methods:</text:span></text:p>
            <text:list text:style-name="L1">
              <text:list-item>
                <text:p><text:span text:style-name="T6">__int__()</text:span></text:p>
              </text:list-item>
              <text:list-item>
                <text:p><text:span text:style-name="T6">train() </text:span></text:p>
              </text:list-item>
              <text:list-item>
                <text:p><text:span text:style-name="T6">predict()</text:span></text:p>
              </text:list-item>
              <text:list-item>
                <text:p><text:span text:style-name="T6">catalog() ?</text:span></text:p>
              </text:list-item>
            </text:list>
          </draw:text-box>
        </draw:frame>
        <draw:frame draw:style-name="gr1" draw:text-style-name="P7" xml:id="id105" draw:id="id105" draw:layer="layout" svg:width="4.929cm" svg:height="0.779cm" svg:x="10.467cm" svg:y="12.851cm">
          <draw:text-box>
            <text:p><text:span text:style-name="T6">SkyNet or FANN library</text:span></text:p>
          </draw:text-box>
        </draw:frame>
        <draw:connector draw:style-name="gr2" draw:text-style-name="P1" draw:layer="layout" svg:x1="10.467cm" svg:y1="13.24cm" svg:x2="8.636cm" svg:y2="13.852cm" draw:start-shape="id105" draw:start-glue-point="3" draw:end-shape="id106" svg:d="M10467 13240h-928v612h-903" svg:viewBox="0 0 1832 613">
          <text:p/>
        </draw:connector>
        <draw:connector draw:style-name="gr2" draw:text-style-name="P1" draw:layer="layout" svg:x1="6.99cm" svg:y1="5.122cm" svg:x2="7.06cm" svg:y2="6.841cm" draw:start-shape="id107" draw:start-glue-point="2" draw:end-shape="id108" draw:end-glue-point="0" svg:d="M6990 5122v860h70v859" svg:viewBox="0 0 71 1720">
          <text:p/>
        </draw:connector>
        <draw:frame draw:style-name="gr18" draw:text-style-name="P7" xml:id="id109" draw:id="id109" draw:layer="layout" svg:width="1.515cm" svg:height="0.779cm" svg:x="6.35cm" svg:y="10.143cm">
          <draw:text-box>
            <text:p><text:span text:style-name="T6">Net</text:span></text:p>
          </draw:text-box>
        </draw:frame>
        <draw:connector draw:style-name="gr2" draw:text-style-name="P1" draw:layer="layout" svg:x1="7.06cm" svg:y1="7.62cm" svg:x2="7.107cm" svg:y2="10.143cm" draw:start-shape="id108" draw:start-glue-point="2" draw:end-shape="id109" draw:end-glue-point="0" svg:d="M7060 7620v1262h47v1261" svg:viewBox="0 0 48 2524">
          <text:p/>
        </draw:connector>
        <draw:frame draw:style-name="gr1" draw:text-style-name="P7" xml:id="id110" draw:id="id110" draw:layer="layout" svg:width="4.26cm" svg:height="0.779cm" svg:x="10.467cm" svg:y="13.954cm">
          <draw:text-box>
            <text:p><text:span text:style-name="T6">Features definitions</text:span></text:p>
          </draw:text-box>
        </draw:frame>
        <draw:connector draw:style-name="gr2" draw:text-style-name="P1" draw:layer="layout" svg:x1="10.467cm" svg:y1="14.343cm" svg:x2="8.636cm" svg:y2="13.852cm" draw:start-shape="id110" draw:start-glue-point="3" draw:end-shape="id106" draw:end-glue-point="1" svg:d="M10467 14343h-928v-491h-903" svg:viewBox="0 0 1832 492">
          <text:p/>
        </draw:connector>
        <draw:connector draw:style-name="gr2" draw:text-style-name="P1" draw:layer="layout" svg:x1="7.107cm" svg:y1="10.922cm" svg:x2="7.081cm" svg:y2="12.532cm" draw:start-shape="id109" draw:start-glue-point="2" draw:end-shape="id106" draw:end-glue-point="0" svg:d="M7107 10922v818h-26v792" svg:viewBox="0 0 27 1611">
          <text:p/>
        </draw:connecto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16:00:36.322951267</meta:creation-date>
    <dc:date>2014-06-16T11:07:50.974495008</dc:date>
    <meta:editing-duration>PT3H34M43S</meta:editing-duration>
    <meta:editing-cycles>31</meta:editing-cycles>
    <meta:generator>LibreOffice/4.2.3.3$Linux_X86_64 LibreOffice_project/420m0$Build-3</meta:generator>
    <meta:document-statistic meta:object-count="312"/>
  </office:meta>
</office:document-meta>
</file>